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officeooo:rsid="0013ae04" style:font-size-asian="14pt" style:font-size-complex="14pt"/>
    </style:style>
    <style:style style:name="P2" style:family="paragraph" style:parent-style-name="Standard">
      <style:text-properties fo:font-size="14pt" officeooo:rsid="0013ae04" officeooo:paragraph-rsid="0018e2d9" style:font-size-asian="14pt" style:font-size-complex="14pt"/>
    </style:style>
    <style:style style:name="P3" style:family="paragraph" style:parent-style-name="Standard">
      <style:text-properties fo:font-size="14pt" officeooo:rsid="0013ae04" officeooo:paragraph-rsid="00206a4a" style:font-size-asian="14pt" style:font-size-complex="14pt"/>
    </style:style>
    <style:style style:name="P4" style:family="paragraph" style:parent-style-name="Standard">
      <style:text-properties fo:font-size="14pt" officeooo:rsid="0013ae04" officeooo:paragraph-rsid="00239362" style:font-size-asian="14pt" style:font-size-complex="14pt"/>
    </style:style>
    <style:style style:name="P5" style:family="paragraph" style:parent-style-name="Standard">
      <style:text-properties fo:font-size="14pt" officeooo:rsid="0013ae04" officeooo:paragraph-rsid="002a72c8" style:font-size-asian="14pt" style:font-size-complex="14pt"/>
    </style:style>
    <style:style style:name="P6" style:family="paragraph" style:parent-style-name="Standard">
      <style:text-properties fo:font-size="14pt" officeooo:rsid="00150fc7" officeooo:paragraph-rsid="00150fc7" style:font-size-asian="14pt" style:font-size-complex="14pt"/>
    </style:style>
    <style:style style:name="P7" style:family="paragraph" style:parent-style-name="Standard">
      <style:text-properties fo:font-size="14pt" officeooo:rsid="00176467" officeooo:paragraph-rsid="00239362" style:font-size-asian="14pt" style:font-size-complex="14pt"/>
    </style:style>
    <style:style style:name="P8" style:family="paragraph" style:parent-style-name="Standard">
      <style:text-properties fo:font-size="14pt" officeooo:rsid="00239362" officeooo:paragraph-rsid="00239362" style:font-size-asian="14pt" style:font-size-complex="14pt"/>
    </style:style>
    <style:style style:name="P9" style:family="paragraph" style:parent-style-name="Standard">
      <style:text-properties fo:font-size="14pt" officeooo:rsid="0101f3a1" officeooo:paragraph-rsid="00239362" style:font-size-asian="14pt" style:font-size-complex="14pt"/>
    </style:style>
    <style:style style:name="P10" style:family="paragraph" style:parent-style-name="Standard">
      <style:text-properties fo:font-size="14pt" officeooo:rsid="0101f3a1" officeooo:paragraph-rsid="002a0f5e" style:font-size-asian="14pt" style:font-size-complex="14pt"/>
    </style:style>
    <style:style style:name="P11" style:family="paragraph" style:parent-style-name="Standard">
      <style:text-properties fo:font-size="14pt" officeooo:rsid="0101f3a1" officeooo:paragraph-rsid="0032fcca" style:font-size-asian="14pt" style:font-size-complex="14pt"/>
    </style:style>
    <style:style style:name="P12" style:family="paragraph" style:parent-style-name="Standard">
      <style:text-properties fo:font-size="14pt" officeooo:rsid="0112eed4" officeooo:paragraph-rsid="00239362" style:font-size-asian="14pt" style:font-size-complex="14pt"/>
    </style:style>
    <style:style style:name="P13" style:family="paragraph" style:parent-style-name="Standard">
      <style:text-properties fo:font-size="14pt" officeooo:rsid="011afa95" officeooo:paragraph-rsid="00239362" style:font-size-asian="14pt" style:font-size-complex="14pt"/>
    </style:style>
    <style:style style:name="P14" style:family="paragraph" style:parent-style-name="Standard">
      <style:text-properties fo:font-size="14pt" officeooo:rsid="0106b542" officeooo:paragraph-rsid="00239362" style:font-size-asian="14pt" style:font-size-complex="14pt"/>
    </style:style>
    <style:style style:name="P15" style:family="paragraph" style:parent-style-name="Standard">
      <style:text-properties fo:font-size="14pt" officeooo:rsid="010bee1c" officeooo:paragraph-rsid="00239362" style:font-size-asian="14pt" style:font-size-complex="14pt"/>
    </style:style>
    <style:style style:name="P16" style:family="paragraph" style:parent-style-name="Standard">
      <style:text-properties fo:font-size="14pt" officeooo:rsid="010dbd07" officeooo:paragraph-rsid="00239362" style:font-size-asian="14pt" style:font-size-complex="14pt"/>
    </style:style>
    <style:style style:name="P17" style:family="paragraph" style:parent-style-name="Standard">
      <style:text-properties fo:font-size="14pt" officeooo:rsid="0115dee2" officeooo:paragraph-rsid="00239362" style:font-size-asian="14pt" style:font-size-complex="14pt"/>
    </style:style>
    <style:style style:name="P18" style:family="paragraph" style:parent-style-name="Standard">
      <style:text-properties fo:font-size="14pt" officeooo:rsid="010f0d60" officeooo:paragraph-rsid="00239362" style:font-size-asian="14pt" style:font-size-complex="14pt"/>
    </style:style>
    <style:style style:name="P19" style:family="paragraph" style:parent-style-name="Standard">
      <style:text-properties fo:font-size="14pt" officeooo:rsid="010fcff1" officeooo:paragraph-rsid="00239362" style:font-size-asian="14pt" style:font-size-complex="14pt"/>
    </style:style>
    <style:style style:name="P20" style:family="paragraph" style:parent-style-name="Standard">
      <style:text-properties fo:font-size="14pt" officeooo:rsid="0119f47e" officeooo:paragraph-rsid="00239362" style:font-size-asian="14pt" style:font-size-complex="14pt"/>
    </style:style>
    <style:style style:name="P21" style:family="paragraph" style:parent-style-name="Standard">
      <style:text-properties fo:font-size="14pt" officeooo:rsid="01192142" officeooo:paragraph-rsid="00239362" style:font-size-asian="14pt" style:font-size-complex="14pt"/>
    </style:style>
    <style:style style:name="P22" style:family="paragraph" style:parent-style-name="Standard">
      <style:text-properties fo:font-size="14pt" officeooo:rsid="01192142" officeooo:paragraph-rsid="0032fcca" style:font-size-asian="14pt" style:font-size-complex="14pt"/>
    </style:style>
    <style:style style:name="P23" style:family="paragraph" style:parent-style-name="Standard">
      <style:text-properties fo:font-size="14pt" officeooo:rsid="011806ce" officeooo:paragraph-rsid="00239362" style:font-size-asian="14pt" style:font-size-complex="14pt"/>
    </style:style>
    <style:style style:name="P24" style:family="paragraph" style:parent-style-name="Standard">
      <style:text-properties fo:font-size="14pt" officeooo:rsid="01184ed7" officeooo:paragraph-rsid="00239362" style:font-size-asian="14pt" style:font-size-complex="14pt"/>
    </style:style>
    <style:style style:name="P25" style:family="paragraph" style:parent-style-name="Standard">
      <style:text-properties fo:font-size="14pt" officeooo:rsid="01163a1e" officeooo:paragraph-rsid="00239362" style:font-size-asian="14pt" style:font-size-complex="14pt"/>
    </style:style>
    <style:style style:name="P26" style:family="paragraph" style:parent-style-name="Standard">
      <style:text-properties fo:font-size="14pt" officeooo:rsid="01181c1c" officeooo:paragraph-rsid="00239362" style:font-size-asian="14pt" style:font-size-complex="14pt"/>
    </style:style>
    <style:style style:name="P27" style:family="paragraph" style:parent-style-name="Standard">
      <style:text-properties fo:font-size="14pt" officeooo:paragraph-rsid="00239362" style:font-size-asian="14pt" style:font-size-complex="14pt"/>
    </style:style>
    <style:style style:name="P28" style:family="paragraph" style:parent-style-name="Standard">
      <style:text-properties fo:font-size="14pt" officeooo:rsid="002a0f5e" officeooo:paragraph-rsid="002a0f5e" style:font-size-asian="14pt" style:font-size-complex="14pt"/>
    </style:style>
    <style:style style:name="P29" style:family="paragraph" style:parent-style-name="Standard">
      <style:text-properties fo:font-size="14pt" officeooo:rsid="002e0883" officeooo:paragraph-rsid="002e0883" style:font-size-asian="14pt" style:font-size-complex="14pt"/>
    </style:style>
    <style:style style:name="P30" style:family="paragraph" style:parent-style-name="Standard">
      <style:text-properties fo:font-size="14pt" officeooo:rsid="00336761" officeooo:paragraph-rsid="00336761" style:font-size-asian="14pt" style:font-size-complex="14pt"/>
    </style:style>
    <style:style style:name="P31" style:family="paragraph" style:parent-style-name="Standard">
      <style:text-properties fo:font-size="14pt" fo:font-style="italic" style:font-size-asian="14pt" style:font-style-asian="italic" style:font-size-complex="14pt" style:font-style-complex="italic"/>
    </style:style>
    <style:style style:name="P32" style:family="paragraph" style:parent-style-name="Standard">
      <style:text-properties fo:font-size="14pt" fo:font-weight="bold" officeooo:rsid="00075a75" officeooo:paragraph-rsid="0009226f" style:font-size-asian="14pt" style:font-weight-asian="bold" style:font-size-complex="14pt" style:font-weight-complex="bold"/>
    </style:style>
    <style:style style:name="P33" style:family="paragraph" style:parent-style-name="Standard">
      <style:text-properties fo:font-size="14pt" fo:font-weight="bold" officeooo:rsid="00075a75" officeooo:paragraph-rsid="0015acbd" style:font-size-asian="14pt" style:font-weight-asian="bold" style:font-size-complex="14pt" style:font-weight-complex="bold"/>
    </style:style>
    <style:style style:name="P34" style:family="paragraph" style:parent-style-name="Standard">
      <style:text-properties fo:font-size="14pt" fo:font-weight="bold" officeooo:rsid="0015acbd" officeooo:paragraph-rsid="0009226f" style:font-size-asian="14pt" style:font-weight-asian="bold" style:font-size-complex="14pt" style:font-weight-complex="bold"/>
    </style:style>
    <style:style style:name="P35" style:family="paragraph" style:parent-style-name="Standard">
      <style:text-properties fo:font-size="14pt" fo:font-weight="bold" officeooo:rsid="000a187b" officeooo:paragraph-rsid="000a187b" style:font-size-asian="14pt" style:font-weight-asian="bold" style:font-size-complex="14pt" style:font-weight-complex="bold"/>
    </style:style>
    <style:style style:name="P36" style:family="paragraph" style:parent-style-name="Standard">
      <style:text-properties fo:font-size="14pt" fo:font-weight="bold" officeooo:rsid="002a0f5e" officeooo:paragraph-rsid="002a0f5e" style:font-size-asian="14pt" style:font-weight-asian="bold" style:font-size-complex="14pt" style:font-weight-complex="bold"/>
    </style:style>
    <style:style style:name="P37" style:family="paragraph" style:parent-style-name="Standard">
      <style:text-properties fo:font-size="14pt" fo:font-weight="bold" officeooo:rsid="0101f3a1" officeooo:paragraph-rsid="002a0f5e" style:font-size-asian="14pt" style:font-weight-asian="bold" style:font-size-complex="14pt" style:font-weight-complex="bold"/>
    </style:style>
    <style:style style:name="P38" style:family="paragraph" style:parent-style-name="Standard">
      <style:text-properties fo:font-size="14pt" fo:font-weight="normal" officeooo:rsid="0009226f" officeooo:paragraph-rsid="0009226f" style:font-size-asian="14pt" style:font-weight-asian="normal" style:font-size-complex="14pt" style:font-weight-complex="normal"/>
    </style:style>
    <style:style style:name="P39" style:family="paragraph" style:parent-style-name="Standard">
      <style:text-properties fo:font-size="14pt" fo:font-weight="normal" officeooo:rsid="0009226f" officeooo:paragraph-rsid="002c2ee1" style:font-size-asian="14pt" style:font-weight-asian="normal" style:font-size-complex="14pt" style:font-weight-complex="normal"/>
    </style:style>
    <style:style style:name="P40" style:family="paragraph" style:parent-style-name="Standard">
      <style:text-properties fo:font-size="14pt" fo:font-weight="normal" officeooo:rsid="0015acbd" officeooo:paragraph-rsid="0015acbd" style:font-size-asian="14pt" style:font-weight-asian="normal" style:font-size-complex="14pt" style:font-weight-complex="normal"/>
    </style:style>
    <style:style style:name="P41" style:family="paragraph" style:parent-style-name="Standard">
      <style:text-properties fo:font-size="14pt" fo:font-weight="normal" officeooo:rsid="0015acbd" officeooo:paragraph-rsid="0015ebf8" style:font-size-asian="14pt" style:font-weight-asian="normal" style:font-size-complex="14pt" style:font-weight-complex="normal"/>
    </style:style>
    <style:style style:name="P42" style:family="paragraph" style:parent-style-name="Standard">
      <style:text-properties fo:font-size="14pt" fo:font-weight="normal" officeooo:rsid="000d8752" officeooo:paragraph-rsid="000a187b" style:font-size-asian="14pt" style:font-weight-asian="normal" style:font-size-complex="14pt" style:font-weight-complex="normal"/>
    </style:style>
    <style:style style:name="P43" style:family="paragraph" style:parent-style-name="Standard">
      <style:text-properties fo:font-size="14pt" fo:font-weight="normal" officeooo:rsid="000d8752" officeooo:paragraph-rsid="00176467" style:font-size-asian="14pt" style:font-weight-asian="normal" style:font-size-complex="14pt" style:font-weight-complex="normal"/>
    </style:style>
    <style:style style:name="P44" style:family="paragraph" style:parent-style-name="Standard">
      <style:text-properties fo:font-size="14pt" fo:font-weight="normal" officeooo:rsid="00239362" officeooo:paragraph-rsid="00239362" style:font-size-asian="14pt" style:font-weight-asian="normal" style:font-size-complex="14pt" style:font-weight-complex="normal"/>
    </style:style>
    <style:style style:name="P45" style:family="paragraph" style:parent-style-name="Standard">
      <style:text-properties fo:font-size="14pt" fo:font-weight="normal" officeooo:rsid="002a0f5e" officeooo:paragraph-rsid="002a0f5e" style:font-size-asian="14pt" style:font-weight-asian="normal" style:font-size-complex="14pt" style:font-weight-complex="normal"/>
    </style:style>
    <style:style style:name="P46" style:family="paragraph" style:parent-style-name="Standard">
      <style:text-properties fo:font-size="14pt" fo:font-style="normal" fo:font-weight="normal" officeooo:rsid="00186d59" officeooo:paragraph-rsid="00186d59" style:font-size-asian="14pt" style:font-style-asian="normal" style:font-weight-asian="normal" style:font-size-complex="14pt" style:font-style-complex="normal" style:font-weight-complex="normal"/>
    </style:style>
    <style:style style:name="P47" style:family="paragraph" style:parent-style-name="Standard">
      <style:text-properties fo:font-size="14pt" fo:font-style="normal" fo:font-weight="normal" officeooo:rsid="00186d59" officeooo:paragraph-rsid="00192f5e" style:font-size-asian="14pt" style:font-style-asian="normal" style:font-weight-asian="normal" style:font-size-complex="14pt" style:font-style-complex="normal" style:font-weight-complex="normal"/>
    </style:style>
    <style:style style:name="P48" style:family="paragraph" style:parent-style-name="Standard">
      <style:text-properties fo:font-size="14pt" fo:font-style="normal" fo:font-weight="normal" officeooo:rsid="0018e2d9" officeooo:paragraph-rsid="0018e2d9" style:font-size-asian="14pt" style:font-style-asian="normal" style:font-weight-asian="normal" style:font-size-complex="14pt" style:font-style-complex="normal" style:font-weight-complex="normal"/>
    </style:style>
    <style:style style:name="P49" style:family="paragraph" style:parent-style-name="Standard">
      <style:text-properties fo:font-size="14pt" fo:font-style="normal" fo:font-weight="normal" officeooo:rsid="0018e2d9" officeooo:paragraph-rsid="00239362" style:font-size-asian="14pt" style:font-style-asian="normal" style:font-weight-asian="normal" style:font-size-complex="14pt" style:font-style-complex="normal" style:font-weight-complex="normal"/>
    </style:style>
    <style:style style:name="P50" style:family="paragraph" style:parent-style-name="Standard">
      <style:text-properties fo:font-size="14pt" fo:font-style="normal" fo:font-weight="normal" officeooo:rsid="00192d09" officeooo:paragraph-rsid="00192d09" style:font-size-asian="14pt" style:font-style-asian="normal" style:font-weight-asian="normal" style:font-size-complex="14pt" style:font-style-complex="normal" style:font-weight-complex="normal"/>
    </style:style>
    <style:style style:name="P51" style:family="paragraph" style:parent-style-name="Standard">
      <style:text-properties fo:font-size="14pt" fo:font-style="normal" fo:font-weight="normal" officeooo:rsid="00f6bb5a" officeooo:paragraph-rsid="00192f5e" style:font-size-asian="14pt" style:font-style-asian="normal" style:font-weight-asian="normal" style:font-size-complex="14pt" style:font-style-complex="normal" style:font-weight-complex="normal"/>
    </style:style>
    <style:style style:name="P52" style:family="paragraph" style:parent-style-name="Standard">
      <style:text-properties fo:font-size="14pt" fo:font-style="normal" fo:font-weight="normal" officeooo:rsid="00f83e21" officeooo:paragraph-rsid="00192f5e" style:font-size-asian="14pt" style:font-style-asian="normal" style:font-weight-asian="normal" style:font-size-complex="14pt" style:font-style-complex="normal" style:font-weight-complex="normal"/>
    </style:style>
    <style:style style:name="P53" style:family="paragraph" style:parent-style-name="Standard">
      <style:text-properties fo:font-size="14pt" fo:font-style="normal" fo:font-weight="normal" officeooo:rsid="00192f5e" officeooo:paragraph-rsid="00192f5e" style:font-size-asian="14pt" style:font-style-asian="normal" style:font-weight-asian="normal" style:font-size-complex="14pt" style:font-style-complex="normal" style:font-weight-complex="normal"/>
    </style:style>
    <style:style style:name="P54" style:family="paragraph" style:parent-style-name="Standard">
      <style:text-properties fo:font-size="14pt" fo:font-style="normal" fo:font-weight="normal" officeooo:rsid="001d76f7" officeooo:paragraph-rsid="001d76f7" style:font-size-asian="14pt" style:font-style-asian="normal" style:font-weight-asian="normal" style:font-size-complex="14pt" style:font-style-complex="normal" style:font-weight-complex="normal"/>
    </style:style>
    <style:style style:name="P55" style:family="paragraph" style:parent-style-name="Standard">
      <style:text-properties fo:font-size="14pt" fo:font-style="normal" fo:font-weight="normal" officeooo:rsid="0024a35b" officeooo:paragraph-rsid="00267882" style:font-size-asian="14pt" style:font-style-asian="normal" style:font-weight-asian="normal" style:font-size-complex="14pt" style:font-style-complex="normal" style:font-weight-complex="normal"/>
    </style:style>
    <style:style style:name="P56" style:family="paragraph" style:parent-style-name="Standard">
      <style:text-properties fo:font-size="14pt" fo:font-style="normal" fo:font-weight="normal" officeooo:rsid="0024a35b" officeooo:paragraph-rsid="002c2ee1" style:font-size-asian="14pt" style:font-style-asian="normal" style:font-weight-asian="normal" style:font-size-complex="14pt" style:font-style-complex="normal" style:font-weight-complex="normal"/>
    </style:style>
    <style:style style:name="P57" style:family="paragraph" style:parent-style-name="Standard">
      <style:text-properties fo:font-size="14pt" fo:font-style="normal" fo:font-weight="normal" officeooo:rsid="00267882" officeooo:paragraph-rsid="00267882" style:font-size-asian="14pt" style:font-style-asian="normal" style:font-weight-asian="normal" style:font-size-complex="14pt" style:font-style-complex="normal" style:font-weight-complex="normal"/>
    </style:style>
    <style:style style:name="P58" style:family="paragraph" style:parent-style-name="Standard">
      <style:text-properties fo:font-size="14pt" fo:font-style="normal" fo:font-weight="normal" officeooo:rsid="002a72c8" officeooo:paragraph-rsid="002a72c8" style:font-size-asian="14pt" style:font-style-asian="normal" style:font-weight-asian="normal" style:font-size-complex="14pt" style:font-style-complex="normal" style:font-weight-complex="normal"/>
    </style:style>
    <style:style style:name="P59" style:family="paragraph" style:parent-style-name="Standard">
      <style:text-properties fo:font-size="14pt" fo:font-style="normal" fo:font-weight="normal" officeooo:rsid="0009226f" officeooo:paragraph-rsid="002c2ee1" style:font-size-asian="14pt" style:font-style-asian="normal" style:font-weight-asian="normal" style:font-size-complex="14pt" style:font-style-complex="normal" style:font-weight-complex="normal"/>
    </style:style>
    <style:style style:name="P60" style:family="paragraph" style:parent-style-name="Standard">
      <style:text-properties fo:font-size="14pt" fo:font-style="normal" fo:font-weight="normal" officeooo:rsid="002ea623" officeooo:paragraph-rsid="002ea623" style:font-size-asian="14pt" style:font-style-asian="normal" style:font-weight-asian="normal" style:font-size-complex="14pt" style:font-style-complex="normal" style:font-weight-complex="normal"/>
    </style:style>
    <style:style style:name="P61" style:family="paragraph" style:parent-style-name="Standard">
      <style:text-properties fo:font-size="14pt" fo:font-style="normal" fo:font-weight="normal" officeooo:rsid="002f3c32" officeooo:paragraph-rsid="002f3c32" style:font-size-asian="14pt" style:font-style-asian="normal" style:font-weight-asian="normal" style:font-size-complex="14pt" style:font-style-complex="normal" style:font-weight-complex="normal"/>
    </style:style>
    <style:style style:name="P62" style:family="paragraph" style:parent-style-name="Standard">
      <style:text-properties fo:font-size="14pt" fo:font-style="normal" fo:font-weight="normal" officeooo:rsid="002fe3ed" officeooo:paragraph-rsid="002fe3ed" style:font-size-asian="14pt" style:font-style-asian="normal" style:font-weight-asian="normal" style:font-size-complex="14pt" style:font-style-complex="normal" style:font-weight-complex="normal"/>
    </style:style>
    <style:style style:name="P63" style:family="paragraph" style:parent-style-name="Standard">
      <style:text-properties fo:font-size="14pt" fo:font-style="normal" fo:font-weight="normal" officeooo:rsid="000a187b" officeooo:paragraph-rsid="002c2ee1" style:font-size-asian="14pt" style:font-style-asian="normal" style:font-weight-asian="normal" style:font-size-complex="14pt" style:font-style-complex="normal" style:font-weight-complex="normal"/>
    </style:style>
    <style:style style:name="P64" style:family="paragraph" style:parent-style-name="Standard">
      <style:text-properties fo:font-size="14pt" fo:font-style="normal" fo:font-weight="bold" officeooo:rsid="0018e2d9" officeooo:paragraph-rsid="0018e2d9" style:font-size-asian="14pt" style:font-style-asian="normal" style:font-weight-asian="bold" style:font-size-complex="14pt" style:font-style-complex="normal" style:font-weight-complex="bold"/>
    </style:style>
    <style:style style:name="P65" style:family="paragraph" style:parent-style-name="Standard">
      <style:text-properties fo:font-size="14pt" fo:font-style="normal" fo:font-weight="bold" officeooo:rsid="00192d09" officeooo:paragraph-rsid="00192d09" style:font-size-asian="14pt" style:font-style-asian="normal" style:font-weight-asian="bold" style:font-size-complex="14pt" style:font-style-complex="normal" style:font-weight-complex="bold"/>
    </style:style>
    <style:style style:name="P66" style:family="paragraph" style:parent-style-name="Standard">
      <style:text-properties fo:font-size="14pt" fo:font-style="normal" fo:font-weight="bold" officeooo:rsid="00f6bb5a" officeooo:paragraph-rsid="00192f5e" style:font-size-asian="14pt" style:font-style-asian="normal" style:font-weight-asian="bold" style:font-size-complex="14pt" style:font-style-complex="normal" style:font-weight-complex="bold"/>
    </style:style>
    <style:style style:name="P67" style:family="paragraph" style:parent-style-name="Standard">
      <style:text-properties fo:font-size="14pt" fo:font-style="normal" fo:font-weight="bold" officeooo:rsid="00b14785" officeooo:paragraph-rsid="001d76f7" style:font-size-asian="14pt" style:font-style-asian="normal" style:font-weight-asian="bold" style:font-size-complex="14pt" style:font-style-complex="normal" style:font-weight-complex="bold"/>
    </style:style>
    <style:style style:name="P68" style:family="paragraph" style:parent-style-name="Standard">
      <style:text-properties fo:font-size="14pt" fo:font-style="normal" fo:font-weight="bold" officeooo:rsid="00192f5e" officeooo:paragraph-rsid="00192f5e" style:font-size-asian="14pt" style:font-style-asian="normal" style:font-weight-asian="bold" style:font-size-complex="14pt" style:font-style-complex="normal" style:font-weight-complex="bold"/>
    </style:style>
    <style:style style:name="P69" style:family="paragraph" style:parent-style-name="Standard">
      <style:text-properties fo:font-size="14pt" fo:font-style="normal" fo:font-weight="bold" officeooo:rsid="001c17bb" officeooo:paragraph-rsid="001c17bb" style:font-size-asian="14pt" style:font-style-asian="normal" style:font-weight-asian="bold" style:font-size-complex="14pt" style:font-style-complex="normal" style:font-weight-complex="bold"/>
    </style:style>
    <style:style style:name="P70" style:family="paragraph" style:parent-style-name="Standard">
      <style:text-properties fo:font-size="14pt" fo:font-style="normal" fo:font-weight="bold" officeooo:rsid="00e9dff0" officeooo:paragraph-rsid="001d76f7" style:font-size-asian="14pt" style:font-style-asian="normal" style:font-weight-asian="bold" style:font-size-complex="14pt" style:font-style-complex="normal" style:font-weight-complex="bold"/>
    </style:style>
    <style:style style:name="P71" style:family="paragraph" style:parent-style-name="Standard">
      <style:text-properties fo:font-size="14pt" fo:font-style="normal" fo:font-weight="bold" officeooo:rsid="002ea623" officeooo:paragraph-rsid="002f3c32" style:font-size-asian="14pt" style:font-style-asian="normal" style:font-weight-asian="bold" style:font-size-complex="14pt" style:font-style-complex="normal" style:font-weight-complex="bold"/>
    </style:style>
    <style:style style:name="P72" style:family="paragraph" style:parent-style-name="Standard">
      <style:text-properties fo:font-size="14pt" fo:font-style="normal" fo:font-weight="bold" officeooo:rsid="002ea623" officeooo:paragraph-rsid="002fe3ed" style:font-size-asian="14pt" style:font-style-asian="normal" style:font-weight-asian="bold" style:font-size-complex="14pt" style:font-style-complex="normal" style:font-weight-complex="bold"/>
    </style:style>
    <style:style style:name="P73" style:family="paragraph" style:parent-style-name="Standard">
      <style:text-properties fo:font-size="14pt" fo:font-style="normal" fo:font-weight="bold" officeooo:rsid="002ea623" officeooo:paragraph-rsid="0031067c" style:font-size-asian="14pt" style:font-style-asian="normal" style:font-weight-asian="bold" style:font-size-complex="14pt" style:font-style-complex="normal" style:font-weight-complex="bold"/>
    </style:style>
    <style:style style:name="P74" style:family="paragraph" style:parent-style-name="Standard">
      <style:text-properties fo:font-size="14pt" fo:font-style="normal" fo:font-weight="bold" officeooo:rsid="000a187b" officeooo:paragraph-rsid="002f3c32" style:font-size-asian="14pt" style:font-style-asian="normal" style:font-weight-asian="bold" style:font-size-complex="14pt" style:font-style-complex="normal" style:font-weight-complex="bold"/>
    </style:style>
    <style:style style:name="P75" style:family="paragraph" style:parent-style-name="Standard">
      <style:text-properties fo:font-size="14pt" fo:font-style="normal" officeooo:rsid="00f6bb5a" officeooo:paragraph-rsid="00192f5e" style:font-size-asian="14pt" style:font-style-asian="normal" style:font-size-complex="14pt" style:font-style-complex="normal"/>
    </style:style>
    <style:style style:name="P76" style:family="paragraph" style:parent-style-name="Standard">
      <style:text-properties fo:font-size="14pt" fo:font-style="normal" officeooo:rsid="00f41e21" officeooo:paragraph-rsid="00239362" style:font-size-asian="14pt" style:font-style-asian="normal" style:font-size-complex="14pt" style:font-style-complex="normal"/>
    </style:style>
    <style:style style:name="P77" style:family="paragraph" style:parent-style-name="Standard">
      <style:text-properties fo:font-size="14pt" fo:font-style="normal" officeooo:rsid="002a0f5e" officeooo:paragraph-rsid="002a0f5e" style:font-size-asian="14pt" style:font-style-asian="normal" style:font-size-complex="14pt" style:font-style-complex="normal"/>
    </style:style>
    <style:style style:name="P78" style:family="paragraph" style:parent-style-name="Standard">
      <style:text-properties fo:font-size="14pt" style:text-underline-style="solid" style:text-underline-width="auto" style:text-underline-color="font-color" fo:font-weight="bold" officeooo:rsid="002e0883" officeooo:paragraph-rsid="002e0883" style:font-size-asian="14pt" style:font-weight-asian="bold" style:font-size-complex="14pt" style:font-weight-complex="bold"/>
    </style:style>
    <style:style style:name="P79"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80" style:family="paragraph" style:parent-style-name="Standard">
      <style:paragraph-properties fo:text-align="center" style:justify-single-word="false"/>
      <style:text-properties fo:font-size="32pt" fo:font-weight="bold" officeooo:rsid="00048cd6" officeooo:paragraph-rsid="00048cd6" style:font-size-asian="32pt" style:font-weight-asian="bold" style:font-size-complex="32pt" style:font-weight-complex="bold"/>
    </style:style>
    <style:style style:name="P81" style:family="paragraph" style:parent-style-name="Standard">
      <style:paragraph-properties fo:text-align="center" style:justify-single-word="false"/>
      <style:text-properties fo:font-size="32pt" style:font-size-asian="32pt" style:font-size-complex="32pt"/>
    </style:style>
    <style:style style:name="P8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3" style:family="paragraph" style:parent-style-name="Standard">
      <style:paragraph-properties fo:text-align="center" style:justify-single-word="false"/>
      <style:text-properties fo:font-size="20pt" fo:font-weight="bold" officeooo:paragraph-rsid="0009226f" style:font-size-asian="20pt" style:font-weight-asian="bold" style:font-size-complex="20pt" style:font-weight-complex="bold"/>
    </style:style>
    <style:style style:name="P84" style:family="paragraph" style:parent-style-name="Standard">
      <style:paragraph-properties fo:text-align="center" style:justify-single-word="false"/>
      <style:text-properties fo:font-size="20pt" fo:font-weight="bold" officeooo:paragraph-rsid="0018e2d9" style:font-size-asian="20pt" style:font-weight-asian="bold" style:font-size-complex="20pt" style:font-weight-complex="bold"/>
    </style:style>
    <style:style style:name="P85" style:family="paragraph" style:parent-style-name="Standard">
      <style:paragraph-properties fo:text-align="center" style:justify-single-word="false"/>
      <style:text-properties fo:font-size="20pt" fo:font-weight="bold" officeooo:paragraph-rsid="00206a4a" style:font-size-asian="20pt" style:font-weight-asian="bold" style:font-size-complex="20pt" style:font-weight-complex="bold"/>
    </style:style>
    <style:style style:name="P86" style:family="paragraph" style:parent-style-name="Standard">
      <style:paragraph-properties fo:text-align="center" style:justify-single-word="false"/>
      <style:text-properties fo:font-size="20pt" fo:font-weight="bold" officeooo:paragraph-rsid="00239362" style:font-size-asian="20pt" style:font-weight-asian="bold" style:font-size-complex="20pt" style:font-weight-complex="bold"/>
    </style:style>
    <style:style style:name="P87" style:family="paragraph" style:parent-style-name="Standard">
      <style:paragraph-properties fo:text-align="center" style:justify-single-word="false"/>
      <style:text-properties fo:font-size="20pt" fo:font-weight="bold" officeooo:paragraph-rsid="002a72c8" style:font-size-asian="20pt" style:font-weight-asian="bold" style:font-size-complex="20pt" style:font-weight-complex="bold"/>
    </style:style>
    <style:style style:name="P88" style:family="paragraph" style:parent-style-name="Standard">
      <style:paragraph-properties fo:text-align="center" style:justify-single-word="false"/>
      <style:text-properties fo:font-size="20pt" officeooo:paragraph-rsid="00239362" style:font-size-asian="20pt" style:font-size-complex="20pt"/>
    </style:style>
    <style:style style:name="P89" style:family="paragraph" style:parent-style-name="Standard">
      <style:text-properties style:text-position="0% 100%" style:font-name="Liberation Serif1" fo:font-size="14pt" fo:font-style="normal" fo:font-weight="normal" officeooo:rsid="00f85dc1" officeooo:paragraph-rsid="00192f5e" style:font-name-asian="Liberation Serif1" style:font-size-asian="14pt" style:font-style-asian="normal" style:font-weight-asian="normal" style:font-name-complex="Liberation Serif1" style:font-size-complex="14pt" style:font-style-complex="normal" style:font-weight-complex="normal"/>
    </style:style>
    <style:style style:name="P90" style:family="paragraph" style:parent-style-name="Standard">
      <style:text-properties style:text-position="0% 100%" style:font-name="Liberation Serif1" fo:font-size="14pt" fo:font-style="normal" fo:font-weight="normal" officeooo:rsid="00e9dff0" officeooo:paragraph-rsid="001d76f7" style:font-name-asian="Liberation Serif1" style:font-size-asian="14pt" style:font-style-asian="normal" style:font-weight-asian="normal" style:font-name-complex="Liberation Serif1" style:font-size-complex="14pt" style:font-style-complex="normal" style:font-weight-complex="normal"/>
    </style:style>
    <style:style style:name="P91" style:family="paragraph" style:parent-style-name="Standard">
      <style:text-properties style:text-position="0% 100%" style:font-name="Liberation Serif1" fo:font-size="14pt" fo:font-style="normal" fo:font-weight="normal" officeooo:rsid="00206a4a" officeooo:paragraph-rsid="00206a4a" style:font-name-asian="Liberation Serif1" style:font-size-asian="14pt" style:font-style-asian="normal" style:font-weight-asian="normal" style:font-name-complex="Liberation Serif1" style:font-size-complex="14pt" style:font-style-complex="normal" style:font-weight-complex="normal"/>
    </style:style>
    <style:style style:name="P92" style:family="paragraph" style:parent-style-name="Standard">
      <style:text-properties style:text-position="0% 100%" style:font-name="Liberation Serif1" fo:font-size="14pt" fo:font-style="normal" fo:font-weight="normal" officeooo:rsid="00206a4a" officeooo:paragraph-rsid="0020bee7" style:font-name-asian="Liberation Serif1" style:font-size-asian="14pt" style:font-style-asian="normal" style:font-weight-asian="normal" style:font-name-complex="Liberation Serif1" style:font-size-complex="14pt" style:font-style-complex="normal" style:font-weight-complex="normal"/>
    </style:style>
    <style:style style:name="P93" style:family="paragraph" style:parent-style-name="Standard">
      <style:text-properties style:text-position="0% 100%" fo:font-size="14pt" fo:font-style="italic" fo:font-weight="normal" officeooo:rsid="00192d09" officeooo:paragraph-rsid="00192d09" style:font-size-asian="14pt" style:font-style-asian="italic" style:font-weight-asian="normal" style:font-size-complex="14pt" style:font-style-complex="italic" style:font-weight-complex="normal"/>
    </style:style>
    <style:style style:name="P94" style:family="paragraph" style:parent-style-name="Standard">
      <style:text-properties style:text-position="0% 100%" fo:font-size="14pt" fo:font-style="normal" fo:font-weight="normal" officeooo:rsid="00192d09" officeooo:paragraph-rsid="00192d09" style:font-size-asian="14pt" style:font-style-asian="normal" style:font-weight-asian="normal" style:font-size-complex="14pt" style:font-style-complex="normal" style:font-weight-complex="normal"/>
    </style:style>
    <style:style style:name="P95" style:family="paragraph" style:parent-style-name="Standard">
      <style:text-properties style:text-position="0% 100%" fo:font-size="14pt" fo:font-style="normal" fo:font-weight="normal" officeooo:rsid="001c17bb" officeooo:paragraph-rsid="001c17bb" style:font-size-asian="14pt" style:font-style-asian="normal" style:font-weight-asian="normal" style:font-size-complex="14pt" style:font-style-complex="normal" style:font-weight-complex="normal"/>
    </style:style>
    <style:style style:name="P96" style:family="paragraph" style:parent-style-name="Standard">
      <style:text-properties style:text-position="0% 100%" fo:font-size="14pt" fo:font-style="normal" officeooo:rsid="011806ce" officeooo:paragraph-rsid="00239362" style:font-size-asian="14pt" style:font-style-asian="normal" style:font-size-complex="14pt" style:font-style-complex="normal"/>
    </style:style>
    <style:style style:name="P97" style:family="paragraph" style:parent-style-name="Standard">
      <style:text-properties style:text-position="0% 100%" fo:font-size="14pt" fo:font-style="normal" officeooo:rsid="01181c1c" officeooo:paragraph-rsid="00239362" style:font-size-asian="14pt" style:font-style-asian="normal" style:font-size-complex="14pt" style:font-style-complex="normal"/>
    </style:style>
    <style:style style:name="P98" style:family="paragraph" style:parent-style-name="Standard">
      <style:text-properties style:text-position="0% 100%" fo:font-size="14pt" fo:font-style="normal" officeooo:rsid="00fc5171" officeooo:paragraph-rsid="00239362" style:font-size-asian="14pt" style:font-style-asian="normal" style:font-size-complex="14pt" style:font-style-complex="normal"/>
    </style:style>
    <style:style style:name="P99" style:family="paragraph" style:parent-style-name="Standard">
      <style:text-properties style:text-position="0% 100%" fo:font-size="14pt" fo:font-style="normal" officeooo:rsid="0115dee2" officeooo:paragraph-rsid="00239362" style:font-size-asian="14pt" style:font-style-asian="normal" style:font-size-complex="14pt" style:font-style-complex="normal"/>
    </style:style>
    <style:style style:name="P100" style:family="paragraph" style:parent-style-name="Standard">
      <style:text-properties style:text-position="0% 100%" fo:font-size="14pt" fo:font-style="normal" officeooo:rsid="01000f7b" officeooo:paragraph-rsid="00239362" style:font-size-asian="14pt" style:font-style-asian="normal" style:font-size-complex="14pt" style:font-style-complex="normal"/>
    </style:style>
    <style:style style:name="P101" style:family="paragraph" style:parent-style-name="Standard">
      <style:text-properties style:text-position="0% 100%" fo:font-size="14pt" officeooo:rsid="0031067c" officeooo:paragraph-rsid="0031067c" style:font-size-asian="14pt" style:font-size-complex="14pt"/>
    </style:style>
    <style:style style:name="P102" style:family="paragraph" style:parent-style-name="Standard">
      <style:text-properties officeooo:paragraph-rsid="00239362"/>
    </style:style>
    <style:style style:name="P103" style:family="paragraph" style:parent-style-name="Standard">
      <style:text-properties fo:font-size="14pt" officeooo:rsid="0031067c" officeooo:paragraph-rsid="0031067c" style:font-size-asian="14pt" style:font-size-complex="14pt"/>
    </style:style>
    <style:style style:name="P104" style:family="paragraph" style:parent-style-name="Standard">
      <style:text-properties fo:font-size="14pt" officeooo:rsid="0013ae04" officeooo:paragraph-rsid="00337319" style:font-size-asian="14pt" style:font-size-complex="14pt"/>
    </style:style>
    <style:style style:name="P105" style:family="paragraph" style:parent-style-name="Standard">
      <style:text-properties fo:font-size="14pt" fo:font-style="normal" fo:font-weight="normal" officeooo:rsid="002a72c8" officeooo:paragraph-rsid="00337319" style:font-size-asian="14pt" style:font-style-asian="normal" style:font-weight-asian="normal" style:font-size-complex="14pt" style:font-style-complex="normal" style:font-weight-complex="normal"/>
    </style:style>
    <style:style style:name="P106" style:family="paragraph" style:parent-style-name="Standard">
      <style:text-properties fo:font-size="14pt" fo:font-style="normal" fo:font-weight="normal" officeooo:rsid="00337319" officeooo:paragraph-rsid="00337319" style:font-size-asian="14pt" style:font-style-asian="normal" style:font-weight-asian="normal" style:font-size-complex="14pt" style:font-style-complex="normal" style:font-weight-complex="normal"/>
    </style:style>
    <style:style style:name="P107" style:family="paragraph" style:parent-style-name="Standard">
      <style:text-properties fo:font-size="14pt" fo:font-style="normal" fo:font-weight="bold" officeooo:rsid="00337319" officeooo:paragraph-rsid="00337319" style:font-size-asian="14pt" style:font-style-asian="normal" style:font-weight-asian="bold" style:font-size-complex="14pt" style:font-style-complex="normal" style:font-weight-complex="bold"/>
    </style:style>
    <style:style style:name="P108" style:family="paragraph" style:parent-style-name="Standard">
      <style:paragraph-properties fo:text-align="center" style:justify-single-word="false"/>
      <style:text-properties fo:font-size="20pt" fo:font-weight="bold" officeooo:paragraph-rsid="00337319" style:font-size-asian="20pt" style:font-weight-asian="bold" style:font-size-complex="20pt" style:font-weight-complex="bold"/>
    </style:style>
    <style:style style:name="T1" style:family="text">
      <style:text-properties officeooo:rsid="00075a75"/>
    </style:style>
    <style:style style:name="T2" style:family="text">
      <style:text-properties fo:font-weight="normal" style:font-weight-asian="normal" style:font-weight-complex="normal"/>
    </style:style>
    <style:style style:name="T3" style:family="text">
      <style:text-properties fo:font-weight="normal" officeooo:rsid="000c8a18" style:font-weight-asian="normal" style:font-weight-complex="normal"/>
    </style:style>
    <style:style style:name="T4" style:family="text">
      <style:text-properties fo:font-weight="normal" officeooo:rsid="000d8752" style:font-weight-asian="normal" style:font-weight-complex="normal"/>
    </style:style>
    <style:style style:name="T5" style:family="text">
      <style:text-properties fo:font-weight="normal" officeooo:rsid="00192f5e" style:font-weight-asian="normal" style:font-weight-complex="normal"/>
    </style:style>
    <style:style style:name="T6" style:family="text">
      <style:text-properties fo:font-weight="normal" officeooo:rsid="001d76f7" style:font-weight-asian="normal" style:font-weight-complex="normal"/>
    </style:style>
    <style:style style:name="T7" style:family="text">
      <style:text-properties fo:font-weight="normal" officeooo:rsid="00239362" style:font-weight-asian="normal" style:font-weight-complex="normal"/>
    </style:style>
    <style:style style:name="T8" style:family="text">
      <style:text-properties fo:font-weight="normal" officeooo:rsid="0114e8f1" style:font-weight-asian="normal" style:font-weight-complex="normal"/>
    </style:style>
    <style:style style:name="T9" style:family="text">
      <style:text-properties fo:font-weight="normal" officeooo:rsid="002a0f5e" style:font-weight-asian="normal" style:font-weight-complex="normal"/>
    </style:style>
    <style:style style:name="T10" style:family="text">
      <style:text-properties fo:font-weight="normal" officeooo:rsid="002a72c8" style:font-weight-asian="normal" style:font-weight-complex="normal"/>
    </style:style>
    <style:style style:name="T11" style:family="text">
      <style:text-properties officeooo:rsid="0009226f"/>
    </style:style>
    <style:style style:name="T12" style:family="text">
      <style:text-properties officeooo:rsid="000a187b"/>
    </style:style>
    <style:style style:name="T13" style:family="text">
      <style:text-properties fo:font-weight="bold" style:font-weight-asian="bold" style:font-weight-complex="bold"/>
    </style:style>
    <style:style style:name="T14" style:family="text">
      <style:text-properties fo:font-weight="bold" officeooo:rsid="0020bee7" style:font-weight-asian="bold" style:font-weight-complex="bold"/>
    </style:style>
    <style:style style:name="T15" style:family="text">
      <style:text-properties fo:font-weight="bold" officeooo:rsid="0114e8f1" style:font-weight-asian="bold" style:font-weight-complex="bold"/>
    </style:style>
    <style:style style:name="T16" style:family="text">
      <style:text-properties fo:font-weight="bold" officeooo:rsid="00239362" style:font-weight-asian="bold" style:font-weight-complex="bold"/>
    </style:style>
    <style:style style:name="T17" style:family="text">
      <style:text-properties fo:font-weight="bold" officeooo:rsid="011afa95" style:font-weight-asian="bold" style:font-weight-complex="bold"/>
    </style:style>
    <style:style style:name="T18" style:family="text">
      <style:text-properties fo:font-weight="bold" officeooo:rsid="002a0f5e" style:font-weight-asian="bold" style:font-weight-complex="bold"/>
    </style:style>
    <style:style style:name="T19" style:family="text">
      <style:text-properties fo:font-weight="bold" officeooo:rsid="002a72c8" style:font-weight-asian="bold" style:font-weight-complex="bold"/>
    </style:style>
    <style:style style:name="T20" style:family="text">
      <style:text-properties fo:font-weight="bold" officeooo:rsid="002c2ee1" style:font-weight-asian="bold" style:font-weight-complex="bold"/>
    </style:style>
    <style:style style:name="T21" style:family="text">
      <style:text-properties fo:font-weight="bold" officeooo:rsid="0032fcca" style:font-weight-asian="bold" style:font-weight-complex="bold"/>
    </style:style>
    <style:style style:name="T22" style:family="text">
      <style:text-properties officeooo:rsid="0015ebf8"/>
    </style:style>
    <style:style style:name="T23" style:family="text">
      <style:text-properties officeooo:rsid="00186d59"/>
    </style:style>
    <style:style style:name="T24" style:family="text">
      <style:text-properties officeooo:rsid="0018e2d9"/>
    </style:style>
    <style:style style:name="T25" style:family="text">
      <style:text-properties style:text-position="super 58%"/>
    </style:style>
    <style:style style:name="T26" style:family="text">
      <style:text-properties style:text-position="super 58%" fo:font-weight="normal" style:font-weight-asian="normal" style:font-weight-complex="normal"/>
    </style:style>
    <style:style style:name="T27" style:family="text">
      <style:text-properties style:text-position="super 58%" style:font-name="Liberation Serif1" officeooo:rsid="00192f5e" style:font-name-asian="Liberation Serif1" style:font-name-complex="Liberation Serif1"/>
    </style:style>
    <style:style style:name="T28" style:family="text">
      <style:text-properties style:text-position="super 58%" officeooo:rsid="00192f5e"/>
    </style:style>
    <style:style style:name="T29" style:family="text">
      <style:text-properties style:text-position="super 58%" officeooo:rsid="0020bee7"/>
    </style:style>
    <style:style style:name="T30" style:family="text">
      <style:text-properties style:text-position="0% 100%"/>
    </style:style>
    <style:style style:name="T31" style:family="text">
      <style:text-properties style:text-position="0% 100%" fo:font-weight="normal" style:font-weight-asian="normal" style:font-weight-complex="normal"/>
    </style:style>
    <style:style style:name="T32" style:family="text">
      <style:text-properties style:text-position="0% 100%" fo:font-weight="normal" officeooo:rsid="00192d09" style:font-weight-asian="normal" style:font-weight-complex="normal"/>
    </style:style>
    <style:style style:name="T33" style:family="text">
      <style:text-properties style:text-position="0% 100%" style:font-name="Liberation Serif1" style:font-name-asian="Liberation Serif1" style:font-name-complex="Liberation Serif1"/>
    </style:style>
    <style:style style:name="T34" style:family="text">
      <style:text-properties style:text-position="0% 100%" style:font-name="Liberation Serif1" officeooo:rsid="00192d09" style:font-name-asian="Liberation Serif1" style:font-name-complex="Liberation Serif1"/>
    </style:style>
    <style:style style:name="T35" style:family="text">
      <style:text-properties style:text-position="0% 100%" style:font-name="Liberation Serif1" officeooo:rsid="00f6bb5a" style:font-name-asian="Liberation Serif1" style:font-name-complex="Liberation Serif1"/>
    </style:style>
    <style:style style:name="T36" style:family="text">
      <style:text-properties style:text-position="0% 100%" style:font-name="Liberation Serif1" officeooo:rsid="00192f5e" style:font-name-asian="Liberation Serif1" style:font-name-complex="Liberation Serif1"/>
    </style:style>
    <style:style style:name="T37" style:family="text">
      <style:text-properties style:text-position="0% 100%" fo:font-style="italic" fo:font-weight="normal" style:font-style-asian="italic" style:font-weight-asian="normal" style:font-style-complex="italic" style:font-weight-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officeooo:rsid="00fc5171" style:font-style-asian="normal" style:font-style-complex="normal"/>
    </style:style>
    <style:style style:name="T40" style:family="text">
      <style:text-properties style:text-position="0% 100%" fo:font-style="normal" officeooo:rsid="0114e8f1" style:font-style-asian="normal" style:font-style-complex="normal"/>
    </style:style>
    <style:style style:name="T41" style:family="text">
      <style:text-properties style:text-position="0% 100%" officeooo:rsid="00fc5171"/>
    </style:style>
    <style:style style:name="T42" style:family="text">
      <style:text-properties style:text-position="0% 100%" officeooo:rsid="010fcff1"/>
    </style:style>
    <style:style style:name="T43" style:family="text">
      <style:text-properties style:text-position="0% 100%" officeooo:rsid="00337319"/>
    </style:style>
    <style:style style:name="T44" style:family="text">
      <style:text-properties style:text-position="0% 100%" officeooo:rsid="0034eeaa"/>
    </style:style>
    <style:style style:name="T45" style:family="text">
      <style:text-properties officeooo:rsid="00192f5e"/>
    </style:style>
    <style:style style:name="T46" style:family="text">
      <style:text-properties officeooo:rsid="001ab0a4"/>
    </style:style>
    <style:style style:name="T47" style:family="text">
      <style:text-properties officeooo:rsid="001d76f7"/>
    </style:style>
    <style:style style:name="T48" style:family="text">
      <style:text-properties officeooo:rsid="00206a4a"/>
    </style:style>
    <style:style style:name="T49" style:family="text">
      <style:text-properties officeooo:rsid="0020bee7"/>
    </style:style>
    <style:style style:name="T50" style:family="text">
      <style:text-properties officeooo:rsid="00239362"/>
    </style:style>
    <style:style style:name="T51" style:family="text">
      <style:text-properties fo:font-size="18pt" fo:font-weight="bold" style:font-size-asian="18pt" style:font-weight-asian="bold" style:font-size-complex="18pt" style:font-weight-complex="bold"/>
    </style:style>
    <style:style style:name="T52" style:family="text">
      <style:text-properties fo:font-size="18pt" fo:font-weight="bold" officeooo:rsid="0101f3a1" style:font-size-asian="18pt" style:font-weight-asian="bold" style:font-size-complex="18pt" style:font-weight-complex="bold"/>
    </style:style>
    <style:style style:name="T53" style:family="text">
      <style:text-properties fo:font-size="18pt" fo:font-weight="bold" officeooo:rsid="0112eed4" style:font-size-asian="18pt" style:font-weight-asian="bold" style:font-size-complex="18pt" style:font-weight-complex="bold"/>
    </style:style>
    <style:style style:name="T54" style:family="text">
      <style:text-properties fo:font-size="18pt" fo:font-weight="bold" officeooo:rsid="0114e8f1" style:font-size-asian="18pt" style:font-weight-asian="bold" style:font-size-complex="18pt" style:font-weight-complex="bold"/>
    </style:style>
    <style:style style:name="T55" style:family="text">
      <style:text-properties fo:font-size="18pt" fo:font-weight="bold" officeooo:rsid="0032fcca" style:font-size-asian="18pt" style:font-weight-asian="bold" style:font-size-complex="18pt" style:font-weight-complex="bold"/>
    </style:style>
    <style:style style:name="T56" style:family="text">
      <style:text-properties fo:font-size="14pt" officeooo:rsid="0101f3a1" style:font-size-asian="14pt" style:font-size-complex="14pt"/>
    </style:style>
    <style:style style:name="T57" style:family="text">
      <style:text-properties fo:font-size="14pt" officeooo:rsid="0106b542" style:font-size-asian="14pt" style:font-size-complex="14pt"/>
    </style:style>
    <style:style style:name="T58" style:family="text">
      <style:text-properties fo:font-size="14pt" officeooo:rsid="0112eed4" style:font-size-asian="14pt" style:font-size-complex="14pt"/>
    </style:style>
    <style:style style:name="T59" style:family="text">
      <style:text-properties fo:font-size="14pt" officeooo:rsid="01056d33" style:font-size-asian="14pt" style:font-size-complex="14pt"/>
    </style:style>
    <style:style style:name="T60" style:family="text">
      <style:text-properties officeooo:rsid="0106b542"/>
    </style:style>
    <style:style style:name="T61" style:family="text">
      <style:text-properties officeooo:rsid="01203025"/>
    </style:style>
    <style:style style:name="T62" style:family="text">
      <style:text-properties officeooo:rsid="0112eed4"/>
    </style:style>
    <style:style style:name="T63" style:family="text">
      <style:text-properties officeooo:rsid="010dbd07"/>
    </style:style>
    <style:style style:name="T64" style:family="text">
      <style:text-properties officeooo:rsid="0114e8f1"/>
    </style:style>
    <style:style style:name="T65" style:family="text">
      <style:text-properties officeooo:rsid="010f0d60"/>
    </style:style>
    <style:style style:name="T66" style:family="text">
      <style:text-properties officeooo:rsid="010fcff1"/>
    </style:style>
    <style:style style:name="T67" style:family="text">
      <style:text-properties officeooo:rsid="002a0f5e"/>
    </style:style>
    <style:style style:name="T68" style:family="text">
      <style:text-properties officeooo:rsid="011afa95"/>
    </style:style>
    <style:style style:name="T69" style:family="text">
      <style:text-properties officeooo:rsid="002a72c8"/>
    </style:style>
    <style:style style:name="T70" style:family="text">
      <style:text-properties officeooo:rsid="002c2ee1"/>
    </style:style>
    <style:style style:name="T71" style:family="text">
      <style:text-properties fo:font-style="normal" style:font-style-asian="normal" style:font-style-complex="normal"/>
    </style:style>
    <style:style style:name="T72" style:family="text">
      <style:text-properties fo:font-style="normal" officeooo:rsid="002a72c8" style:font-style-asian="normal" style:font-style-complex="normal"/>
    </style:style>
    <style:style style:name="T73" style:family="text">
      <style:text-properties fo:font-style="normal" officeooo:rsid="000a187b" style:font-style-asian="normal" style:font-style-complex="normal"/>
    </style:style>
    <style:style style:name="T74" style:family="text">
      <style:text-properties officeooo:rsid="002e0883"/>
    </style:style>
    <style:style style:name="T75" style:family="text">
      <style:text-properties officeooo:rsid="002ea623"/>
    </style:style>
    <style:style style:name="T76" style:family="text">
      <style:text-properties officeooo:rsid="002f3c32"/>
    </style:style>
    <style:style style:name="T77" style:family="text">
      <style:text-properties officeooo:rsid="002fe3ed"/>
    </style:style>
    <style:style style:name="T78" style:family="text">
      <style:text-properties officeooo:rsid="0031067c"/>
    </style:style>
    <style:style style:name="T79" style:family="text">
      <style:text-properties officeooo:rsid="0032fcca"/>
    </style:style>
    <style:style style:name="T80" style:family="text">
      <style:text-properties officeooo:rsid="00336761"/>
    </style:style>
    <style:style style:name="T81" style:family="text">
      <style:text-properties officeooo:rsid="003373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Meataxe-64</text:p>
      <text:p text:style-name="P80"><text:span text:style-name="T1">Pcrit</text:span>.</text:p>
      <text:p text:style-name="P81">Richard Parker <text:span text:style-name="T75">9</text:span>.<text:span text:style-name="T46">12</text:span>.201<text:span text:style-name="T23">7</text:span></text:p>
      <text:p text:style-name="P31"/>
      <text:p text:style-name="P82">Section 1 – Introduction</text:p>
      <text:p text:style-name="P1"/>
      <text:p text:style-name="P7">The <text:span text:style-name="T13">pcrit</text:span><text:span text:style-name="T2"> routines of meataxe64 are a collection of functions which</text:span><text:span text:style-name="T7"> are</text:span><text:span text:style-name="T2"> worth implementing in assembler for performance reasons</text:span><text:span text:style-name="T7">.</text:span></text:p>
      <text:p text:style-name="P44"/>
      <text:p text:style-name="P27"><text:span text:style-name="T7">The routines are implemented for x86-64 only, and meataxe64 classifies such computers into broad </text:span><text:span text:style-name="T16">classes</text:span><text:span text:style-name="T7"> labelled with the letters a-j, where a is the oldest and j represents a computer with AVX-2, and several routines have been implemented several times so that they run faster on more modern machines.</text:span></text:p>
      <text:p text:style-name="P44"/>
      <text:p text:style-name="P28"><text:span text:style-name="T7">I</text:span><text:span text:style-name="T2">t is expected that higher level software calls the mactype routine, and that the remaining routines are only called if the "class" of the machine is appropriate.</text:span></text:p>
      <text:p text:style-name="P44"/>
      <text:p text:style-name="P88"><text:span text:style-name="T13">Section </text:span><text:span text:style-name="T16">2</text:span><text:span text:style-name="T13"> – </text:span><text:span text:style-name="T16">Machine Type.</text:span></text:p>
      <text:p text:style-name="P44"/>
      <text:p text:style-name="P8"><text:span text:style-name="T2">The</text:span><text:span text:style-name="T9"> </text:span><text:span text:style-name="T2">function </text:span><text:span text:style-name="T13">mactype</text:span><text:span text:style-name="T2"> </text:span><text:span text:style-name="T9">is used</text:span><text:span text:style-name="T2"> to determine the class of the machine</text:span><text:span text:style-name="T9">, along with an indication of the size of the "intermediate" cache. <text:s/>Further bytes are not used, and set to the character '0' for future use.</text:span></text:p>
      <text:p text:style-name="P12"/>
      <text:p text:style-name="P13"><text:span text:style-name="T13">void mactype(char mact[8]) </text:span>to p<text:span text:style-name="T67">opulate the 8 characters of the provided mact array with </text:span>details of the machine that the software is currently running on. <text:s/>The idea of this routine is to answer, as simply as possible, the questions that the meataxe64 application needs answers to - basically which routines to call, and how big to make things so they are suitable for cache.<text:span text:style-name="T67"> <text:s/>By far the most important is the first byte - the class.</text:span></text:p>
      <text:p text:style-name="P13"/>
      <text:p text:style-name="P27"><text:span text:style-name="T17">mact[0]</text:span><text:span text:style-name="T68"> - the class. <text:s/>The first byte is the "class", as described below, aimed at the choice of routines to call. <text:s/>In principle it could be advantageous to write a separate routine for each class, but in practice, for a particular job, many classes are equivalent as new instructions available are not useful. <text:s/>Hence, for example, the mod-2 HPMI routine exists for "legacy" SSE (class 'a'), VEX-encoded SSE (class 'g'), AVX-2 (class 'j') and probably soon AVX-512.</text:span></text:p>
      <text:p text:style-name="P27"/>
      <text:p text:style-name="P102"><text:span text:style-name="T52">Class 'a'.</text:span><text:span text:style-name="T56"> <text:s/>This must work on every x86-64 computer there ever was</text:span><text:span text:style-name="T57">, though whether the "c" compiler and the libraries will is another matter.</text:span><text:span text:style-name="T58"> <text:s/></text:span><text:span text:style-name="T59">None of Intel's earlier notebook CPUs (Core Duo, Pentium M, Celeron M, Mobile Pentium 4) implement Intel 64</text:span><text:span text:style-name="T58">, so they do not have a class at all, but very early chips did not implement the </text:span><text:span text:style-name="T57">LAHF/SAHF and CMPXCHG16 instructions</text:span><text:span text:style-name="T58">, and SSE3 also came </text:span><text:soft-page-break/><text:span text:style-name="T58">later. <text:s/></text:span><text:span text:style-name="T57">Most processors from 2003 - 2004 and many in 2005 will need this class.</text:span></text:p>
      <text:p text:style-name="P14"/>
      <text:p text:style-name="P9"><text:span text:style-name="T51">Class '</text:span><text:span text:style-name="T53">b</text:span><text:span text:style-name="T51">'.</text:span> <text:s/><text:span text:style-name="T60">The use of CMPXCHG16 and LAHF/SAHF is allowed, as are all the SSE3 extensions. <text:s/>Needs the following three flags (else class is 'a')</text:span></text:p>
      <text:p text:style-name="P14">lahf_lm (LAHF in long mode) 8000001 ecx bit 0 value 1</text:p>
      <text:p text:style-name="P14">cx16 (CMPXCHG16) %ecx bit 13 value 0x2000</text:p>
      <text:p text:style-name="P14">pni (S<text:span text:style-name="T61">SE</text:span>3 - Prescott new instructions) %ecx bit 0 value 1.</text:p>
      <text:p text:style-name="P15">Hence the programmer of a class '<text:span text:style-name="T62">b</text:span>' machine may additionally use <text:span text:style-name="T63">the following instructions.</text:span></text:p>
      <text:p text:style-name="P15">LAHF, SAHF, CMPXCHG16, FISTTP LDDQU ADDSUB HADDPS MOV<text:span text:style-name="T80">D</text:span>DUP</text:p>
      <text:p text:style-name="P30">MOVDDUP is a double-precision broadcast, so will be needed for the HPMI if it uses double-precision.</text:p>
      <text:p text:style-name="P9"/>
      <text:p text:style-name="P9"><text:span text:style-name="T51">Class '</text:span><text:span text:style-name="T53">c</text:span><text:span text:style-name="T51">'.</text:span> <text:s/><text:span text:style-name="T60">The additional use of the SSSE3 instructions are allowed.</text:span></text:p>
      <text:p text:style-name="P16">ssse3 (SSSE3 extensions) %ecx bit 9 value 0x200</text:p>
      <text:p text:style-name="P16">Again, all fairly specialized instructions. <text:s/>The extra instructions available are . . . </text:p>
      <text:p text:style-name="P16"><text:span text:style-name="T39">PSHUFB PALIGNR PHADD/SUB PMULHRSW PMADDUBSW</text:span><text:span text:style-name="T38"> </text:span><text:span text:style-name="T39">PABS PSIGN</text:span></text:p>
      <text:p text:style-name="P17"><text:span text:style-name="T39">I</text:span><text:span text:style-name="T38"> believe the VIA Nano 2000 is in this class.</text:span></text:p>
      <text:p text:style-name="P96">AMD chips 2007-2009 seem to be in this class.</text:p>
      <text:p text:style-name="P97">AMD low-power Bobcat is in this class.</text:p>
      <text:p text:style-name="P9"/>
      <text:p text:style-name="P9"><text:span text:style-name="T51">Class '</text:span><text:span text:style-name="T53">d</text:span><text:span text:style-name="T51">'.</text:span> <text:s/><text:span text:style-name="T64">The additional use of the SSE4.1 instructions are allowed.</text:span></text:p>
      <text:p text:style-name="P16">ss<text:span text:style-name="T65">e41</text:span> (SS<text:span text:style-name="T65">E4.1</text:span> extensions) %ecx bit <text:span text:style-name="T65">1</text:span>9 value 0x<text:span text:style-name="T65">8</text:span>00<text:span text:style-name="T65">00.</text:span></text:p>
      <text:p text:style-name="P18"><text:span text:style-name="T39">T</text:span><text:span text:style-name="T38">his is a large set of important instructions, including the PMULDQ used in the reduction of 10-bit fields (primes 17-61) in the AS HPMI.</text:span><text:span text:style-name="T40"> <text:s/>It is the class </text:span></text:p>
      <text:p text:style-name="P98">MOVNTDQA PACKUSDW PMOV(S/Z)X PBLENDVB PBLENDW PCMPEQQ</text:p>
      <text:p text:style-name="P98">PINSRB/D/Q PMULLD PMULDQ PMIN/PMAX(S/U)(B/W/D)</text:p>
      <text:p text:style-name="P98">PHMINPOSUW MPSADBW PTEST</text:p>
      <text:p text:style-name="P99">I believe the VIA Nano 3000 <text:span text:style-name="T67">and Intel Nehalem </text:span>is in this class.</text:p>
      <text:p text:style-name="P100"/>
      <text:p text:style-name="P9"><text:span text:style-name="T51">Class '</text:span><text:span text:style-name="T53">e</text:span><text:span text:style-name="T51">'.</text:span> <text:s/><text:span text:style-name="T60">The additional use of the SSE4.2 instructions are allowed.</text:span></text:p>
      <text:p text:style-name="P16">ss<text:span text:style-name="T65">e42</text:span>(S<text:span text:style-name="T65">SE4.2</text:span> extensions) %ecx bit <text:span text:style-name="T65">20</text:span> value 0x<text:span text:style-name="T65">100000</text:span></text:p>
      <text:p text:style-name="P19">popcnt (POPCNT) <text:span text:style-name="T63">%ecx bit 2</text:span>3<text:span text:style-name="T63"> value 0x</text:span>8<text:span text:style-name="T63">00000</text:span></text:p>
      <text:p text:style-name="P16">The extra instructions available are . . . </text:p>
      <text:p text:style-name="P76"><text:span text:style-name="T41">POPCNT CRC32 PCMPGTQ PCMPESTRI etc. (</text:span><text:span text:style-name="T42">Intel Manual </text:span><text:span text:style-name="T41">Section 4.1)</text:span></text:p>
      <text:p text:style-name="P77"><text:span text:style-name="T41">I</text:span><text:span text:style-name="T30"> believe the Intel Westemere is in this class.</text:span></text:p>
      <text:p text:style-name="P98"/>
      <text:p text:style-name="P9"><text:span text:style-name="T51">Class '</text:span><text:span text:style-name="T53">f</text:span><text:span text:style-name="T51">'.</text:span> <text:s/><text:span text:style-name="T67">This class allows the use fo the CLMUL instruction.</text:span></text:p>
      <text:p text:style-name="P16"><text:span text:style-name="T66">clmul </text:span>(<text:span text:style-name="T66">PCLMULQDQ</text:span>) %ecx bit <text:span text:style-name="T66">1</text:span> value <text:span text:style-name="T66">2</text:span></text:p>
      <text:p text:style-name="P16">The extra instruction<text:span text:style-name="T66"> </text:span>available <text:span text:style-name="T66">is just PCLMULQDQ.</text:span></text:p>
      <text:p text:style-name="P12">This class is needed for the routines for large fields of characteristic 2.</text:p>
      <text:p text:style-name="P20">It appears that the new <text:span text:style-name="T67">low-end </text:span>Intel pentium/celeron chips are in this class.</text:p>
      <text:p text:style-name="P12"/>
      <text:p text:style-name="P9"><text:span text:style-name="T51">Class '</text:span><text:span text:style-name="T54">g</text:span><text:span text:style-name="T51">'.</text:span> <text:s/><text:span text:style-name="T60">This class allows the additional use of AVX instruction set, and ideally all routines using the SSE vector registers should be rewritten for this class, as it </text:span><text:soft-page-break/><text:span text:style-name="T60">allows the VEX-encoded 128-bit instructions (rather than the "legacy" ones), as well as the three-operand versions (avoiding the occasional copying). <text:s/>Also allows the use of the 256-bit registers for floating point use (only).</text:span></text:p>
      <text:p text:style-name="P21">avx (AVX-1) %ecx bit 28 value 0x10000000</text:p>
      <text:p text:style-name="P23">The AMD Bulldozer is in this class.</text:p>
      <text:p text:style-name="P24">The Intel Sandy/Ivy Bridge are in this class.</text:p>
      <text:p text:style-name="P9"/>
      <text:p text:style-name="P9"><text:span text:style-name="T51">Class '</text:span><text:span text:style-name="T54">h</text:span><text:span text:style-name="T51">'.</text:span> <text:s/><text:span text:style-name="T64">Previously called </text:span><text:span text:style-name="T15">PIL</text:span><text:span text:style-name="T8">edriver. <text:s/>T</text:span><text:span text:style-name="T64">he BMI1 instructions are new in this class. <text:s/>This is the class of lovelace and babbage.</text:span></text:p>
      <text:p text:style-name="P25">ANDN BEXTR BLS(I/MSK/R) TZCNT</text:p>
      <text:p text:style-name="P21">bmi1 (BMI1) 07 %ebx bit 3 value 8</text:p>
      <text:p text:style-name="P25">The AMD Piledriver and Steamroller are in this class</text:p>
      <text:p text:style-name="P26">The AMD low-power Jaguar is in this class.</text:p>
      <text:p text:style-name="P9"/>
      <text:p text:style-name="P9"><text:span text:style-name="T51">Class '</text:span><text:span text:style-name="T54">i</text:span><text:span text:style-name="T51">'.</text:span> <text:s/><text:span text:style-name="T64">The BMI2 instructions are new in this class.</text:span></text:p>
      <text:p text:style-name="P25">BZHI MULX PEXT/DEP RORX SARX SHRX SHLX</text:p>
      <text:p text:style-name="P21">bmi2 (BMI2) 07 %ebx bit 8 value 0x100</text:p>
      <text:p text:style-name="P25">I believe the AMD Excavator is in this class.</text:p>
      <text:p text:style-name="P9"/>
      <text:p text:style-name="P9"><text:span text:style-name="T51">Class '</text:span><text:span text:style-name="T54">j</text:span><text:span text:style-name="T51">'.</text:span> <text:s/><text:span text:style-name="T64">Previously called </text:span><text:span text:style-name="T15">HAS</text:span><text:span text:style-name="T8">well.</text:span><text:span text:style-name="T64"> <text:s/>This class includes the AVX-2 instruction set, allowing the use of 256-bit registers for integer use.</text:span></text:p>
      <text:p text:style-name="P21">avx2 (AVX-2) 07 %ebx bit 5 value 0x20</text:p>
      <text:p text:style-name="P21">movbe (MOVBE) %ecx bit 22 value 0x400000</text:p>
      <text:p text:style-name="P26">The<text:span text:style-name="T79">re may be some </text:span>Intel Haswell, Broadwell and Skylake in this class<text:span text:style-name="T79"> as may be A</text:span>MD Ryzen<text:span text:style-name="T79">. <text:s/>Don't know which are 'j' and which 'k'</text:span>.</text:p>
      <text:p text:style-name="P26"/>
      <text:p text:style-name="P11"><text:span text:style-name="T51">Class '</text:span><text:span text:style-name="T55">k</text:span><text:span text:style-name="T51">'.</text:span> <text:s/><text:span text:style-name="T21">Not yet implemented</text:span><text:span text:style-name="T79">. <text:s/>Includes the use of Fused Multiply-Add, doubling the speed of floating point matrix multiplication..</text:span></text:p>
      <text:p text:style-name="P22"><text:span text:style-name="T21">Need to find out which bits to test.</text:span><text:span text:style-name="T79"> <text:s/></text:span><text:span text:style-name="T21">fma</text:span></text:p>
      <text:p text:style-name="P26"/>
      <text:p text:style-name="P8">Further classes are expected in future to control the use of AVX-512 etc..</text:p>
      <text:p text:style-name="P8"/>
      <text:p text:style-name="P36">mact[1] - <text:span text:style-name="T2">the </text:span>seccache<text:span text:style-name="T2"> - secondary cache indicator.</text:span></text:p>
      <text:p text:style-name="P45"/>
      <text:p text:style-name="P45">This field is used only to decide the "recbox" parameter - the number of rows of matrix C that should be deal with at once.</text:p>
      <text:p text:style-name="P45"/>
      <text:p text:style-name="P36"><text:span text:style-name="T10">It</text:span><text:span text:style-name="T2"> takes one of three values, and is used to guide the use of second-level cache.</text:span></text:p>
      <text:p text:style-name="P45"/>
      <text:p text:style-name="P10"><text:span text:style-name="T18">seccache</text:span><text:span text:style-name="T13"> '</text:span><text:span text:style-name="T18">0</text:span><text:span text:style-name="T13">'.</text:span> <text:s/><text:span text:style-name="T67">This indicates that the use of 128K (per thread) of second level cache is OK. <text:s/></text:span></text:p>
      <text:p text:style-name="P37"><text:span text:style-name="T67">seccache</text:span> '<text:span text:style-name="T67">1</text:span>'.<text:span text:style-name="T2"> <text:s/></text:span><text:span text:style-name="T9">This indicates that the use of 256K (per thread) of second level cache is OK.</text:span></text:p>
      <text:p text:style-name="P37"><text:span text:style-name="T67">seccache</text:span> '<text:span text:style-name="T67">2</text:span>'.<text:span text:style-name="T2"> <text:s/></text:span><text:span text:style-name="T9">This indicates that the use of 512K (per thread) of second level cache is OK.</text:span></text:p>
      <text:p text:style-name="P45"/>
      <text:p text:style-name="P87"><text:soft-page-break/>Section <text:span text:style-name="T69">3</text:span> – <text:span text:style-name="T78">Non-HPMI routines.</text:span></text:p>
      <text:p text:style-name="P5"/>
      <text:p text:style-name="P58">These routines are of general purpose applicability, but designed primarily for use from the "field" module. <text:s/>They exist to speed up those areas of the field module that warrant it, as assembler implementation is usually faster than in "c".</text:p>
      <text:p text:style-name="P58"/>
      <text:p text:style-name="P59"><text:span text:style-name="T13">void pc</text:span><text:span text:style-name="T20">a</text:span><text:span text:style-name="T13">xor(Dfmt * d, const Dfmt * s1, const Dfmt * s2, int nob)</text:span><text:span text:style-name="T19">. <text:s/>Class 'a'.</text:span><text:span text:style-name="T69"> </text:span></text:p>
      <text:p text:style-name="P59"><text:span text:style-name="T13">void pc</text:span><text:span text:style-name="T20">j</text:span><text:span text:style-name="T13">xor(Dfmt * d, const Dfmt * s1, const Dfmt * s2, int nob)</text:span><text:span text:style-name="T19">. <text:s/>Class '</text:span><text:span text:style-name="T20">j</text:span><text:span text:style-name="T19">'.</text:span><text:span text:style-name="T69"> </text:span></text:p>
      <text:p text:style-name="P39"><text:span text:style-name="T72">This routine performs an 'exclusive or' of a string of bytes (described as Dfmt which is a unint8_t)</text:span><text:span text:style-name="T71"> d = s1 ^ s2 of length 'nob' bytes</text:span><text:span text:style-name="T73">. <text:s/>The implementations use vectorization where possible (SSE for a, AVX-2 for j) and are tuned for cases where nob is fairly large but not divisible by a large power of two, and the areas are not assumed to be aligned in any way. <text:s/>These routines are used in the FIELD routines DAdd and DSub in characteristic 2, and indirectly from DSMad if the scalar is 1. <text:s/>They are also used for populating the brick (making the grease table) in the HPMI mod 2, for which they are not perfectly designed but adequate. <text:s/>They are not used for the real heart of the HPMI in characteristic 2, for which pcab2/pcjb2 are appropriate.</text:span></text:p>
      <text:p text:style-name="P63"/>
      <text:p text:style-name="P74">void pcunf(Dfmt * d, uint64_t nob, uint8_t * t1) Class 'a'.</text:p>
      <text:p text:style-name="P61">This routine takes each byte of the string d, looks it up in the table t1, and replaces the input byte by the result. <text:s/>The implementation works 1 byte at a time at the moment . . . some inprovement would be possible by fetching and storing the results in larger chunks. <text:s/>It is only used for DSMul at the moment, though the routine may have more general applicability.</text:p>
      <text:p text:style-name="P63"/>
      <text:p text:style-name="P71">void pcxunf(Dfmt * d, Dfmt * s, uint64_t nob,<text:span text:style-name="T12"> uint8_t * t1) Class 'a'.</text:span></text:p>
      <text:p text:style-name="P61">This routine takes each byte of the string s, looks it up in the table t1, XORs the result into the corresponding byte of the string d, and replaces that byte into the string d. <text:s/>The length of the strings is given by the 'nob' parameter. <text:s/>The implementation works at 8 byte length for as much of the string can be processed that way, and then does the bytes singly. <text:s/>The routine is only used in the DSMad routine of the field module in fields {4,8,16,32,64,128,256} when the scalar is neither 0 nor 1.</text:p>
      <text:p text:style-name="P61"/>
      <text:p text:style-name="P71">void pcbif(Dfmt * d, Dfmt * s1, Dfmt * s2, uint64_t nob, uint8_t * t2)<text:span text:style-name="T76"> Class 'a'.</text:span></text:p>
      <text:p text:style-name="P61">This routine takes the two bytes, one from s1 and one from s2, looks up 256*s1+s2 in the table t2 and puts the result in the string d. <text:s/>All three strings are nob bytes long.<text:span text:style-name="T77"> <text:s/>The implementation works four bytes at a time except for the last 0-3, which are done singly. <text:s/>The routine is used heavily to add in Dfmt in fields of odd characteristic 3-251.</text:span></text:p>
      <text:p text:style-name="P61"/>
      <text:p text:style-name="P72">void pcbunf(Dfmt * d, Dfmt * s, uint64_t nob, uint8_t * t1, uint8_t * t2)<text:span text:style-name="T78"> Class 'a'.</text:span></text:p>
      <text:p text:style-name="P62">This takes pairs of bytes, one from s and one from d<text:span text:style-name="T78">, with 'nob' pairs of bytes processed.</text:span> <text:s/>Firstly the s byte is looked up in the table t1, and then the result and the byte from d looked up in the table t2<text:span text:style-name="T78">. <text:s/>It is the result of the first table look-up that is shifted 8 places, though in all the applications so far the table t2 is anyway commutative. <text:s/>The implementation unrolls the loop 8 times. <text:s/>It is used in the DSMad routine for fields of odd characteristic when the multiplier is neither 1 nor -1.</text:span></text:p>
      <text:p text:style-name="P62"><text:soft-page-break/></text:p>
      <text:p text:style-name="P73">void pccl32 (const uint64_t * clpm, uint64_t scalar, uint64_t noc, </text:p>
      <text:p text:style-name="P73"><text:s text:c="22"/>uint32_t * d1, uint32_t * d2)<text:span text:style-name="T78"> Class 'g'</text:span></text:p>
      <text:p text:style-name="P73">void pccl64 (const uint64_t * clpm, uint64_t scalar, uint64_t noc, </text:p>
      <text:p text:style-name="P73"><text:s text:c="22"/>uint64_t * d1, uint64_t * d2)<text:span text:style-name="T78"> Class 'g'</text:span></text:p>
      <text:p text:style-name="P103">These routines do a DSMad of noc words for characteristic 2 fields of order 2<text:span text:style-name="T25">17</text:span><text:span text:style-name="T30"> - 2</text:span><text:span text:style-name="T25">63</text:span><text:span text:style-name="T30"> using the "carryless multiplication" instruction as available if the class of the machine is at least 'g'. <text:s/>It takes words (either 32 or 64 bits, depending on which routine is being <text:s/>discussed)</text:span><text:span text:style-name="T43">.</text:span></text:p>
      <text:p text:style-name="P103"><text:span text:style-name="T43"/></text:p>
      <text:p text:style-name="P108">Section <text:span text:style-name="T81">4</text:span> – <text:span text:style-name="T81">pcmex.</text:span></text:p>
      <text:p text:style-name="P104"/>
      <text:p text:style-name="P105"><text:span text:style-name="T43">This routine is used to extract multiple entries from a vector and combine them into a single uint64_t.</text:span></text:p>
      <text:p text:style-name="P105"><text:span text:style-name="T43"/></text:p>
      <text:p text:style-name="P107"><text:span text:style-name="T30">uint64_t pcmex(uint32_t mex, Dfmt * a)</text:span></text:p>
      <text:p text:style-name="P106"><text:span text:style-name="T30"/></text:p>
      <text:p text:style-name="P106"><text:span text:style-name="T30">The first word of mex is used as a major steering word to choose between a fairly large number of cases which are probably only of major interest when studying its partner routine MakeMex, as it is the combination of both routines that are usually used to perform entry extraction from Dfmt input.</text:span></text:p>
      <text:p text:style-name="P106"><text:span text:style-name="T30"/></text:p>
      <text:p text:style-name="P106"><text:span text:style-name="T30">The first batch of cases have mex[0] = {0,1,2,3}. <text:s/>mex[1]=q (the multiplier) mex[2,3,4,5] are ix0,ix1,ix2,ix3 and the return is</text:span></text:p>
      <text:p text:style-name="P106"><text:span text:style-name="T30">mex[0]=0 return a[ix0]</text:span></text:p>
      <text:p text:style-name="P106"><text:span text:style-name="T30">mex[0]=1 return q.a[ix0]+a[ix1]</text:span></text:p>
      <text:p text:style-name="P106"><text:span text:style-name="T30">mex[0]=2 return q</text:span><text:span text:style-name="T25">2</text:span><text:span text:style-name="T30">.a[ix0]+q.a[ix1]+a[ix2]</text:span></text:p>
      <text:p text:style-name="P106"><text:span text:style-name="T30">mex[0]=3 return q</text:span><text:span text:style-name="T25">3</text:span><text:span text:style-name="T30">.a[ix0]+q</text:span><text:span text:style-name="T25">2</text:span><text:span text:style-name="T30">.a[ix1]+q.a[ix2]+a[ix3]</text:span></text:p>
      <text:p text:style-name="P106"><text:span text:style-name="T30">Notice that mex[1] must be present but is not used if mex[0]=0</text:span><text:span text:style-name="T44"> - i.e. ix0 is still in mex[2].</text:span></text:p>
      <text:p text:style-name="P101"/>
      <text:p text:style-name="P101"/>
      <text:p text:style-name="P86">Section <text:span text:style-name="T81">5</text:span> – <text:span text:style-name="T50">HPMI routines.</text:span></text:p>
      <text:p text:style-name="P4"/>
      <text:p text:style-name="P78">Characteristic 2.</text:p>
      <text:p text:style-name="P29"/>
      <text:p text:style-name="P49">There are two routines <text:span text:style-name="T50">involved in the HPMI in characteristic 2, both performing the same function but using different technology.</text:span></text:p>
      <text:p text:style-name="P49"/>
      <text:p text:style-name="P56"><text:span text:style-name="T13">void pcab2(uint8_t *a, uint8_t * bv, uint8_t *c)</text:span><text:span text:style-name="T20"> Class 'a'.</text:span></text:p>
      <text:p text:style-name="P56"><text:span text:style-name="T13">void pc</text:span><text:span text:style-name="T20">j</text:span><text:span text:style-name="T13">b2(uint8_t *a, uint8_t * bv, uint8_t *c</text:span><text:span text:style-name="T20">) Class 'j'</text:span></text:p>
      <text:p text:style-name="P56"><text:span text:style-name="T70">This </text:span>is the main BrickMad routine<text:span text:style-name="T70"> for characteristic 2, taking an </text:span>Afmt<text:span text:style-name="T70"> string </text:span>in 5-byte blocks (skip/termnate then eight nybbles), a populated brick work area<text:span text:style-name="T70"> of 8 x 16 128-byte rows,</text:span> and a chunk of Cmft<text:span text:style-name="T70"> consisting also fo 128-byte rows t</text:span>o add the answers into. <text:s/>It is not expected that this routine be called outside the HPMI.<text:span text:style-name="T74"> <text:s/>The 'a' version uses legacy SSE to perform the XOR operations, whereas the 'j' version uses AVX-2. <text:s/></text:span><text:soft-page-break/><text:span text:style-name="T74">The Afmt is accessed, for speed, as 8-byte (uint64_t) values even though only five bytes are used and, if the first byte is the terminate byte, the other seven bytes may be scratch. <text:s/>It is therefore necessary that the Afmt allocation is at least seven bytes larger than is needed to hold the actual Afmt data.</text:span></text:p>
      <text:p text:style-name="P56"/>
      <text:p text:style-name="P60">------------------------Routines still to be documented. -----------------------------------</text:p>
      <text:p text:style-name="P60"/>
      <text:p text:style-name="P60">extern void hpmiset(FIELD * f);</text:p>
      <text:p text:style-name="P60">extern uint64_t pcstride(uint64_t s);</text:p>
      <text:p text:style-name="P60">extern uint64_t pcpmad(uint64_t p,uint64_t a,uint64_t b,uint64_t c);</text:p>
      <text:p text:style-name="P60">void pcad3(const uint8_t *a, const uint8_t *b, uint8_t * c);</text:p>
      <text:p text:style-name="P60">void pcab3(const uint8_t *a, uint8_t * bv, uint8_t *c);</text:p>
      <text:p text:style-name="P60">void pcjb3(const uint8_t *a, uint8_t * bv, uint8_t *c);</text:p>
      <text:p text:style-name="P60">void pcaas(const uint8_t *a, uint8_t * bv, uint8_t *c,</text:p>
      <text:p text:style-name="P60"><text:s text:c="12"/>const uint64_t * parms);</text:p>
      <text:p text:style-name="P60">void pcdas(const uint8_t *a, uint8_t * bv, uint8_t *c,</text:p>
      <text:p text:style-name="P60"><text:s text:c="12"/>const uint64_t * parms);</text:p>
      <text:p text:style-name="P60">void pcjas(const uint8_t *a, uint8_t * bv, uint8_t *c,</text:p>
      <text:p text:style-name="P60"><text:s text:c="12"/>const uint64_t * parms);</text:p>
      <text:p text:style-name="P60">void pcjat(const uint8_t *a, uint8_t * bv, uint8_t *c,</text:p>
      <text:p text:style-name="P60"><text:s text:c="12"/>const uint64_t * parms);</text:p>
      <text:p text:style-name="P60">void pcdasc(const uint8_t *prog, uint8_t * bv, const uint64_t * parms);</text:p>
      <text:p text:style-name="P60"/>
      <text:p text:style-name="P55"/>
      <text:p text:style-name="P57">=================== <text:s text:c="2"/>End of editing <text:s/>=============================</text:p>
      <text:p text:style-name="P57"/>
      <text:p text:style-name="P57">The rest of this document is out-of-date junk.</text:p>
      <text:p text:style-name="P57"/>
      <text:p text:style-name="P84">Section <text:span text:style-name="T24">2</text:span> – <text:span text:style-name="T24">AS primes routines.</text:span></text:p>
      <text:p text:style-name="P2"/>
      <text:p text:style-name="P48">There are two routines specifically produced to service the primes that are done in the HPMI using AS-type codes - <text:span text:style-name="T13">pcchain</text:span> and <text:span text:style-name="T13">pcbmas</text:span>. <text:s/>The pcchain routine is designed to compute addition chains as a subroutine to BGrease, and is designed for considerably more general cases than pcbmas, which is probably limited to primes less than 181.</text:p>
      <text:p text:style-name="P48"/>
      <text:p text:style-name="P48">Both routines take an array, normally living in the FIELD structure, containing a collection of necessary uint64_t values, and a pointer to this array (called <text:span text:style-name="T13">parms</text:span>) is passed to both of them. <text:s/>The elements of the parms array are . . .</text:p>
      <text:p text:style-name="P48"/>
      <text:p text:style-name="P64">parms[0]<text:span text:style-name="T2"><text:tab/>The </text:span>characteristic<text:span text:style-name="T2"> of the field - equal to f-&gt;charc.</text:span></text:p>
      <text:p text:style-name="P64">parms[1]<text:span text:style-name="T2"><text:tab/>A </text:span>shift<text:span text:style-name="T2"> value S. <text:s/>This is used in both routines, and in different ways.</text:span></text:p>
      <text:p text:style-name="P48"><text:tab/><text:tab/>The more stringent requrement comes from pcbmas, where it must be the</text:p>
      <text:p text:style-name="P48"><text:tab/><text:tab/>shift needed to convert the masked value into the units position. <text:s/>In the</text:p>
      <text:p text:style-name="P48"><text:tab/><text:tab/>case of pcchain, it needs to be a shift within the bit-length of the values,</text:p>
      <text:p text:style-name="P64"><text:span text:style-name="T2"><text:tab/><text:tab/>and such that 2</text:span><text:span text:style-name="T26">S</text:span><text:span text:style-name="T31"> &gt; characteristic.</text:span></text:p>
      <text:p text:style-name="P64"><text:span text:style-name="T30">parms[2]</text:span><text:span text:style-name="T31"><text:tab/>The </text:span><text:span text:style-name="T30">mask</text:span><text:span text:style-name="T31"> used in pcbmas. <text:s/>This must have all the bits set within the bit-</text:span></text:p>
      <text:p text:style-name="P64"><text:soft-page-break/><text:span text:style-name="T31"><text:tab/><text:tab/>length of the values from 2</text:span><text:span text:style-name="T26">S</text:span><text:span text:style-name="T31"> upwards. <text:s/>For pcchain, all that is needed is</text:span></text:p>
      <text:p text:style-name="P64"><text:span text:style-name="T31"><text:tab/><text:tab/>that the 2</text:span><text:span text:style-name="T26">S</text:span><text:span text:style-name="T31"> bit is set, and all lower bits unset.</text:span></text:p>
      <text:p text:style-name="P64"><text:span text:style-name="T30">parms[3]</text:span><text:span text:style-name="T31"><text:tab/></text:span><text:span text:style-name="T30">2</text:span><text:span text:style-name="T25">S</text:span><text:span text:style-name="T30"> </text:span><text:span text:style-name="T34">−</text:span><text:span text:style-name="T30"> p</text:span><text:span text:style-name="T32">. <text:s/>This is used only in pcchain, and is added to a value so that the</text:span></text:p>
      <text:p text:style-name="P65"><text:span text:style-name="T31"><text:tab/><text:tab/>2</text:span><text:span text:style-name="T26">S</text:span><text:span text:style-name="T31"> bit is set if and only if the value was p or greater.</text:span></text:p>
      <text:p text:style-name="P65"><text:span text:style-name="T30">parms[4]</text:span><text:span text:style-name="T31"><text:tab/></text:span><text:span text:style-name="T30">cfmtcauld</text:span><text:span text:style-name="T31"> - the number of bytes in a cauldron in Cfmt. </text:span><text:span text:style-name="T37"><text:s/>At present this</text:span></text:p>
      <text:p text:style-name="P93"><text:tab/><text:tab/>value <text:span text:style-name="T46">must be</text:span> 128 <text:span text:style-name="T46">for</text:span> both routines<text:span text:style-name="T46">.</text:span></text:p>
      <text:p text:style-name="P65"><text:span text:style-name="T30">parms[5]<text:tab/>Slots</text:span><text:span text:style-name="T31"> - the number of code words for each slice. <text:s/>This value may be</text:span></text:p>
      <text:p text:style-name="P94"><text:tab/><text:tab/>larger than the actual number of code words - it is used to determine</text:p>
      <text:p text:style-name="P94"><text:tab/><text:tab/>where the next slice starts.</text:p>
      <text:p text:style-name="P65"><text:span text:style-name="T30">parms[6]<text:tab/>Slices</text:span><text:span text:style-name="T31">. <text:s text:c="3"/></text:span><text:span text:style-name="T37">At present this is not used by pcbmas as it is assumed to be 7.</text:span></text:p>
      <text:p text:style-name="P93"><text:tab/><text:tab/>It should be set to 7 for future compatibility. <text:s/>It is used in pcchain and</text:p>
      <text:p text:style-name="P93"><text:tab/><text:tab/>must be correctly set for that routine.</text:p>
      <text:p text:style-name="P69">parms[7]<text:tab/>2<text:span text:style-name="T25">S</text:span><text:span text:style-name="T30"> % p</text:span><text:span text:style-name="T31">. <text:s/>This is the multiplier, used only in pcbmas, to convert the</text:span></text:p>
      <text:p text:style-name="P95"><text:tab/><text:tab/>shifted masked bits into the number to add on to the lower bits.</text:p>
      <text:p text:style-name="P69"><text:span text:style-name="T30">parms[8]</text:span><text:span text:style-name="T31"><text:tab/></text:span><text:span text:style-name="T30">Bias</text:span><text:span text:style-name="T31">. <text:s/>This is the </text:span></text:p>
      <text:p text:style-name="P95"/>
      <text:p text:style-name="P50"><text:span text:style-name="T13">void pcchain(uint8_t * prog, uint8_t bwa, uint64_t * parms)</text:span> to compute the addition chain as specified in the program prog. <text:s/>Many of the details needed are in the parms routine, which is constant for any given field (as is the prog, as a rule!).</text:p>
      <text:p text:style-name="P50"/>
      <text:p text:style-name="P75"><text:span text:style-name="T2">The central idea is to interpret </text:span><text:span text:style-name="T5">the</text:span><text:span text:style-name="T2"> string of bytes </text:span><text:span text:style-name="T5">(in prog) </text:span><text:span text:style-name="T2">as a set of instructions to compute the chain by adding two already computed multiples and then reducing modulo the prime.</text:span></text:p>
      <text:p text:style-name="P51"/>
      <text:p text:style-name="P51">The byte-code.</text:p>
      <text:p text:style-name="P51">At the start of interpreting a byte, the following state is held.</text:p>
      <text:p text:style-name="P75"><text:span text:style-name="T2">The </text:span><text:span text:style-name="T13">accumulator</text:span><text:span text:style-name="T2"> - a cauldron, held in vector registers.</text:span></text:p>
      <text:p text:style-name="P75"><text:span text:style-name="T2">The </text:span><text:span text:style-name="T13">destination</text:span><text:span text:style-name="T2"> slot</text:span><text:span text:style-name="T5">.</text:span></text:p>
      <text:p text:style-name="P51"/>
      <text:p text:style-name="P51">At the start, the accumulator is loaded with slot number 1 (which is always seeded by BSeed) and the destination slot set to 2. <text:s/></text:p>
      <text:p text:style-name="P51"/>
      <text:p text:style-name="P53">The interpretation of the prog bytes is given below.</text:p>
      <text:p text:style-name="P51"/>
      <text:p text:style-name="P66">0-<text:span text:style-name="T45">79</text:span><text:span text:style-name="T2"> add the slot of that number into the accumulator, store the result in the destination slot, and increment the destination slot. <text:s/>For star chains, or for parts of the computation that can be done by a star chain, these (and stop!) are the only codes needed, and they are expected to form </text:span><text:span text:style-name="T5">the commonest instructions by some margin.</text:span></text:p>
      <text:p text:style-name="P66"><text:span text:style-name="T45">80-159</text:span><text:span text:style-name="T2"> load the accumulator from the slot number </text:span><text:span text:style-name="T5">8</text:span><text:span text:style-name="T2">0 less than the byte-code.</text:span></text:p>
      <text:p text:style-name="P66"><text:span text:style-name="T45">160</text:span>-<text:span text:style-name="T45">239</text:span><text:span text:style-name="T2"> set the destination slot to be </text:span><text:span text:style-name="T5">16</text:span><text:span text:style-name="T2">0 less than the byte code</text:span></text:p>
      <text:p text:style-name="P68">240-254<text:span text:style-name="T2"> Unused and reserved for future use.</text:span></text:p>
      <text:p text:style-name="P66"><text:span text:style-name="T45">255</text:span><text:span text:style-name="T2"> stop - the program has completed.</text:span></text:p>
      <text:p text:style-name="P51"/>
      <text:p text:style-name="P54">As an example, take P=71</text:p>
      <text:p text:style-name="P54">Slot<text:tab/><text:tab/>0 1 2 3 <text:s text:c="2"/>4 <text:s/>5 <text:s/>6 <text:s text:c="3"/>7 <text:s text:c="4"/>8 <text:s text:c="5"/>9 <text:s text:c="7"/>4 <text:s text:c="6"/>7</text:p>
      <text:p text:style-name="P67"><text:span text:style-name="T6">AS-code<text:tab/></text:span><text:span text:style-name="T2">0 1 2 3 [4] 8 12 [14] 24 </text:span><text:span text:style-name="T6"><text:s text:c="4"/></text:span><text:span text:style-name="T2">25 </text:span><text:span text:style-name="T6"><text:s text:c="4"/></text:span><text:span text:style-name="T2">39</text:span><text:span text:style-name="T6"> <text:s text:c="3"/></text:span><text:span text:style-name="T2"><text:s/>53</text:span></text:p>
      <text:p text:style-name="P54">byte-code<text:tab/> <text:s text:c="5"/>1 1 <text:s text:c="2"/>1 <text:s/>4 <text:s/>4 <text:s text:c="3"/>2 <text:s/>86 6 <text:s text:c="4"/>1 164 7 167 7 <text:s text:c="2"/>255</text:p>
      <text:p text:style-name="P52"><text:soft-page-break/></text:p>
      <text:p text:style-name="P52">Reduction (of a number known to be less than 2p) is done by the following method. <text:s/>Bear in mind that all these operations are done to 64-bit chunks that <text:span text:style-name="T45">may well </text:span>contain more than one entry each.</text:p>
      <text:p text:style-name="P52"/>
      <text:p text:style-name="P52">Firstly a number 2<text:span text:style-name="T28">S</text:span><text:span text:style-name="T35">−</text:span><text:span text:style-name="T33">p (provided in the parameters) is added, where </text:span><text:span text:style-name="T36">S</text:span><text:span text:style-name="T33"> is chosen so that 2</text:span><text:span text:style-name="T27">S</text:span><text:span text:style-name="T33"> &gt; p. <text:s/>The result has the 2</text:span><text:span text:style-name="T27">S</text:span><text:span text:style-name="T33"> bit set if and only if the result was p or larger.</text:span></text:p>
      <text:p text:style-name="P52"><text:span text:style-name="T33">Secondly a logical 'and' is done with 2</text:span><text:span text:style-name="T27">S</text:span><text:span text:style-name="T33"> to keep this bit only.</text:span><text:span text:style-name="T36"> <text:s/>higher bits may be set in the mask, as they will not be set in the value after 2</text:span><text:span text:style-name="T27">S</text:span><text:span text:style-name="T35">−</text:span><text:span text:style-name="T33">p </text:span><text:span text:style-name="T36">has been added.</text:span></text:p>
      <text:p text:style-name="P89">This bit (1 if reduction required, 0 if not) is then shifted into the units position (the original is retained as well.</text:p>
      <text:p text:style-name="P89">The the shifted bit is subtracted from the unshifted bit to make a number that is either all 1 (if subtraction of p is wanted) or all zero otherwise.</text:p>
      <text:p text:style-name="P89">A logical AND is then done between p and this result. <text:s/>This is then p if subtraction is required and 0 otherwise.</text:p>
      <text:p text:style-name="P89">All that remains is to subtract this value from the original one.</text:p>
      <text:p text:style-name="P89"/>
      <text:p text:style-name="P70">void pcbmas(uint8_t *a, uint8_t * bv, uint8_t *c, uint64_t * parms)</text:p>
      <text:p text:style-name="P90">Parameter a is the Afmt, which is a string of bytes treated as a string of uint64_t internally to pcbmas. <text:s/>Parameter bv is the brick work area, and parameter c is the Cfmt area to be added into.<text:span text:style-name="T47"> <text:s/>parms is as described above, containing the information, constant for the field, needed to perform the operation.</text:span></text:p>
      <text:p text:style-name="P90"/>
      <text:p text:style-name="P85">Section <text:span text:style-name="T48">3</text:span> – <text:span text:style-name="T48">Characteristic 2 DSMad assistance.</text:span></text:p>
      <text:p text:style-name="P3"/>
      <text:p text:style-name="P91">void pccl32 ( uint64_t * clpm, uint64_t scalar, uint64_t noc, </text:p>
      <text:p text:style-name="P91"><text:s text:c="22"/>uint32_t * d1, uint32_t * d2)</text:p>
      <text:p text:style-name="P91"/>
      <text:p text:style-name="P91">does a multiply-and-add of the vector at d1 by scalar into the vector at d2, noc values long.<text:span text:style-name="T49"> <text:s/>The scalar is left-justified, so that the X^(d-1) term is the most significant bit.</text:span></text:p>
      <text:p text:style-name="P91"/>
      <text:p text:style-name="P91">The parameters must be</text:p>
      <text:p text:style-name="P91"/>
      <text:p text:style-name="P91">clpm[0] e = X<text:span text:style-name="T25">2d</text:span> / p left-justified<text:span text:style-name="T49">, with X^d (</text:span><text:span text:style-name="T14">not d-1)</text:span><text:span text:style-name="T49"> the most significant bit.</text:span></text:p>
      <text:p text:style-name="P92">clpm[1] p<text:span text:style-name="T49"> (including X</text:span><text:span text:style-name="T29">d</text:span><text:span text:style-name="T49"> term)</text:span> left justified <text:span text:style-name="T49">- X^d (</text:span><text:span text:style-name="T14">not d-1)</text:span><text:span text:style-name="T49"> the most significant bit.</text:span></text:p>
      <text:p text:style-name="P91">clpm[2] shift = 64 - degree</text:p>
      <text:p text:style-name="P47"/>
      <text:p text:style-name="P46">------ end of editing - - - - all the rest is unchecked and probably useless <text:s/>-----</text:p>
      <text:p text:style-name="P6"/>
      <text:p text:style-name="P83">Section <text:span text:style-name="T11">2</text:span> – <text:span text:style-name="T11">Specifications of pcrit routines.</text:span></text:p>
      <text:p text:style-name="P32"/>
      <text:p text:style-name="P41"><text:span text:style-name="T13">uint64_t pcpmad ( uint64_t p <text:s/>, <text:s/>uint64_t a <text:s/>, <text:s/>uint64_t b uint64_t c)</text:span> to multiply a by b, add c, and reduce mod p. <text:s/>This uses the 128 / 64 division routine to reduce modulo p, and needs no preparation. <text:s/>It is used for the largest primes that meataxe64 is designed for, and can take around 70 clock cycles (20 nSec) in these cases. <text:s/>To multiply-and-subtract, just give p-c instead of c, <text:span text:style-name="T22">which works in all cases.</text:span></text:p>
      <text:p text:style-name="P41"><text:soft-page-break/><text:s text:c="2"/></text:p>
      <text:p text:style-name="P40">extern uint64_t pcpmul(uint64_t p,uint64_t a,uint64_t b); </text:p>
      <text:p text:style-name="P40">extern void pcxor(Dfmt * d, const Dfmt * s1, const Dfmt * s2, int nob);</text:p>
      <text:p text:style-name="P40">extern void pcbif(Dfmt * d, const Dfmt * s1, const Dfmt * s2,</text:p>
      <text:p text:style-name="P40"><text:s text:c="19"/>uint64_t nob, const uint8 * t);</text:p>
      <text:p text:style-name="P40">extern void pchset(HPMI * hp, const FIELD * f);</text:p>
      <text:p text:style-name="P40">extern uint64 pcinfocauld(uint64 fdef);</text:p>
      <text:p text:style-name="P40">void pcbm2(const uint8 *a, uint8 * bv, uint8 *c);</text:p>
      <text:p text:style-name="P40">void pcad3(const uint8 *a, const uint8 *b, uint8 * c);</text:p>
      <text:p text:style-name="P40">void pcbm3(const uint8 *a, uint8 * bv, uint8 *c);</text:p>
      <text:p text:style-name="P34"/>
      <text:p text:style-name="P40">// void pcb64p(uint64_t q,uint64_t * dd);</text:p>
      <text:p text:style-name="P40">// uint64_t pcb64(uint64_t a, uint64_t m);</text:p>
      <text:p text:style-name="P40">// void pcb128p(uint64_t q,uint64_t * dd);</text:p>
      <text:p text:style-name="P40">// uint64_t pcb128(uint64_t a,uint64_t m1,uint64_t m2);</text:p>
      <text:p text:style-name="P40">// </text:p>
      <text:p text:style-name="P33"/>
      <text:p text:style-name="P38"><text:span text:style-name="T13">void pcxor(Dfmt * d, const Dfmt * s1, const Dfmt * s2, int nob)</text:span> to perform an exclusive-or of a string of data d = s1 ^ s2 of length 'nob' bytes<text:span text:style-name="T12">. <text:s/>The implementation uses vectorization where possible, and is tuned for cases where nob is fairly large but not divisible by a large power of two, and the areas are not assumed to be aligned in any way - MOVDQU is the key instruction used in pcrit1. <text:s/>pcxor is used from the FIELD routines DAdd and DSub, and indirectly from DSMad, but will not be part of the main performance-critical multiply routine in characteristic 2, which will use further routines that are not yet specified.</text:span></text:p>
      <text:p text:style-name="P38"/>
      <text:p text:style-name="P35">void pcbif(Dfmt * d,const Dfmt * s1,const Dfmt * s2, int nob,const uint8 * t,int m)<text:span text:style-name="T2"> to apply the binary function t to the bytes of s1 and s2, and put the resulting looked-up byte into d, with nob bytes being processed. <text:s/>If a1 is the byte fetched from an s1 location, and a2 comes from s2, the byte placed in d is t[a1*m+a2].</text:span><text:span text:style-name="T3"> <text:s/>So far I have seen no way to use vectorization, and the performance of this, although the best I can manage, is not that great. <text:s/>It is used primarily for adding and subtracting in odd characteristics where there is more than one entry in each byte</text:span><text:span text:style-name="T4">.</text:span></text:p>
      <text:p text:style-name="P42"/>
      <text:p text:style-name="P43">extern void pchal(int * gen, int * subgen);</text:p>
      <text:p text:style-name="P43">extern void hpmiset(FIELD * f);</text:p>
      <text:p text:style-name="P43">extern uint64_t pcstride(uint64_t s);</text:p>
      <text:p text:style-name="P43">extern uint64_t pcpmad(uint64_t p,uint64_t a,uint64_t b,uint64_t c);</text:p>
      <text:p text:style-name="P43">extern void pcxor(Dfmt * d, const Dfmt * s1, const Dfmt * s2, uint64_t nob);</text:p>
      <text:p text:style-name="P43">extern void pcbif(Dfmt * d, const Dfmt * s1, const Dfmt * s2,</text:p>
      <text:p text:style-name="P43"><text:s text:c="19"/>uint64_t nob, const uint8_t * t2);</text:p>
      <text:p text:style-name="P43">extern void pcbunf(Dfmt * d, const Dfmt * s, uint64_t nob,</text:p>
      <text:p text:style-name="P43"><text:s text:c="19"/>const uint8_t * t1, const uint8_t * t2);</text:p>
      <text:p text:style-name="P43">extern void pcxunf(Dfmt * d, const Dfmt * s, uint64_t nob,</text:p>
      <text:p text:style-name="P43"><text:s text:c="19"/>const uint8_t * t1);</text:p>
      <text:p text:style-name="P43">extern void pcunf(Dfmt * d, uint64_t nob, const uint8_t * t1);</text:p>
      <text:p text:style-name="P43"/>
      <text:p text:style-name="P43"><text:soft-page-break/>void pcbm2(const uint8_t *a, uint8_t * bv, uint8_t *c);</text:p>
      <text:p text:style-name="P43">void pcad3(const uint8_t *a, const uint8_t *b, uint8_t * c);</text:p>
      <text:p text:style-name="P43">void pcbm3(const uint8_t *a, uint8_t * bv, uint8_t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8-01-07T13:05:19.551570962</dc:date>
    <meta:editing-duration>P1DT1H14M39S</meta:editing-duration>
    <meta:editing-cycles>117</meta:editing-cycles>
    <meta:generator>LibreOffice/5.1.6.2$Linux_X86_64 LibreOffice_project/10m0$Build-2</meta:generator>
    <meta:document-statistic meta:table-count="0" meta:image-count="0" meta:object-count="0" meta:page-count="10" meta:paragraph-count="216" meta:word-count="3773" meta:character-count="21551" meta:non-whitespace-character-count="17593"/>
  </office:meta>
</office:document-meta>
</file>